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" svg:font-family="ubuntu"/>
    <style:font-face style:name="Liberation Sans" svg:font-family="'Liberation Sans'" style:font-family-generic="swiss"/>
    <style:font-face style:name="Lato Thin" svg:font-family="'Lato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Heading">
      <style:text-properties fo:language="en" fo:country="US"/>
    </style:style>
    <style:style style:name="P6" style:family="paragraph" style:parent-style-name="Heading_20_1">
      <style:paragraph-properties fo:text-align="justify" style:justify-single-word="false"/>
      <style:text-properties fo:color="#00a933" style:font-name="Liberation Sans1" fo:language="en" fo:country="US"/>
    </style:style>
    <style:style style:name="P7" style:family="paragraph" style:parent-style-name="Heading_20_1">
      <style:paragraph-properties fo:text-align="justify" style:justify-single-word="false"/>
      <style:text-properties fo:color="#00a933" style:font-name="Liberation Sans1" fo:language="en" fo:country="US" officeooo:paragraph-rsid="0004ef88"/>
    </style:style>
    <style:style style:name="P8" style:family="paragraph">
      <style:paragraph-properties fo:text-align="justify" style:justify-single-word="false"/>
      <style:text-properties fo:color="#00a933" style:font-name="Liberation Sans1" fo:language="en" fo:country="US"/>
    </style:style>
    <style:style style:name="P9" style:family="paragraph" style:parent-style-name="Heading_20_2">
      <style:paragraph-properties fo:text-align="justify" style:justify-single-word="false"/>
      <style:text-properties fo:color="#2a6099" style:font-name="Liberation Sans1" fo:language="en" fo:country="US" officeooo:paragraph-rsid="0004ef88"/>
    </style:style>
    <style:style style:name="P10" style:family="paragraph">
      <style:paragraph-properties fo:text-align="justify" style:justify-single-word="false"/>
      <style:text-properties fo:color="#2a6099" style:font-name="Liberation Sans1" fo:language="en" fo:country="US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P12" style:family="paragraph" style:parent-style-name="Heading_20_3">
      <style:paragraph-properties fo:text-align="justify" style:justify-single-word="false"/>
      <style:text-properties style:font-name="Liberation Sans1" fo:language="en" fo:country="US" officeooo:rsid="0ada4a17" officeooo:paragraph-rsid="0004ef88"/>
    </style:style>
    <style:style style:name="P13" style:family="paragraph" style:parent-style-name="Heading_20_3">
      <style:paragraph-properties fo:text-align="justify" style:justify-single-word="false"/>
      <style:text-properties fo:color="#2a6099" style:font-name="Liberation Sans1" fo:language="en" fo:country="US" officeooo:paragraph-rsid="009361db"/>
    </style:style>
    <style:style style:name="P14" style:family="paragraph">
      <style:paragraph-properties fo:text-align="justify" style:justify-single-word="false"/>
      <style:text-properties fo:language="en" fo:country="US"/>
    </style:style>
    <style:style style:name="P15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rsid="0244373b" officeooo:paragraph-rsid="0244373b" style:font-size-asian="11pt" style:font-size-complex="11pt"/>
    </style:style>
    <style:style style:name="P16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paragraph-rsid="01d513df" style:font-size-asian="11pt" style:font-size-complex="11pt"/>
    </style:style>
    <style:style style:name="P17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paragraph-rsid="01f63d6e" style:font-size-asian="11pt" style:font-size-complex="11pt"/>
    </style:style>
    <style:style style:name="P18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paragraph-rsid="022b9377" style:font-size-asian="11pt" style:font-size-complex="11pt"/>
    </style:style>
    <style:style style:name="P19" style:family="paragraph" style:parent-style-name="Heading_20_4">
      <style:text-properties fo:color="#ff8000" style:font-name="Liberation Sans1" fo:font-size="11pt" fo:language="en" fo:country="US" officeooo:paragraph-rsid="02727939" style:font-size-asian="11pt" style:font-size-complex="11pt"/>
    </style:style>
    <style:style style:name="P20" style:family="paragraph" style:parent-style-name="Heading_20_4">
      <style:paragraph-properties fo:text-align="justify" style:justify-single-word="false"/>
      <style:text-properties fo:language="en" fo:country="US" officeooo:paragraph-rsid="01e793fd"/>
    </style:style>
    <style:style style:name="P21" style:family="paragraph" style:parent-style-name="Heading_20_4">
      <style:paragraph-properties fo:text-align="justify" style:justify-single-word="false"/>
      <style:text-properties fo:language="en" fo:country="US" officeooo:paragraph-rsid="02119adf"/>
    </style:style>
    <style:style style:name="P22" style:family="paragraph" style:parent-style-name="Heading_20_4">
      <style:paragraph-properties fo:text-align="justify" style:justify-single-word="false"/>
      <style:text-properties officeooo:paragraph-rsid="02504686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189f40b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1a36a22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1b0ce4b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e793fd"/>
    </style:style>
    <style:style style:name="P27" style:family="paragraph" style:parent-style-name="Standard" style:list-style-name="L1">
      <style:paragraph-properties fo:text-align="justify" style:justify-single-word="false"/>
      <style:text-properties fo:color="#f58220" style:font-name="Liberation Sans1" fo:font-size="11pt" fo:language="en" fo:country="US" officeooo:rsid="008ce4f7" officeooo:paragraph-rsid="0004ef88" fo:background-color="transparent" style:font-size-asian="11pt" style:font-size-complex="11pt"/>
    </style:style>
    <style:style style:name="P28" style:family="paragraph" style:parent-style-name="Standard" style:list-style-name="L1">
      <style:paragraph-properties fo:text-align="justify" style:justify-single-word="false"/>
      <style:text-properties fo:color="#c9211e" style:font-name="Liberation Sans1" fo:font-size="11pt" fo:language="en" fo:country="US" officeooo:rsid="0a0abb14" officeooo:paragraph-rsid="0004ef88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color="#0066b3" style:font-name="Liberation Sans1" fo:font-size="11pt" fo:language="en" fo:country="US" fo:font-weight="normal" officeooo:rsid="0375e11c" officeooo:paragraph-rsid="0004ef88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81d41a" style:font-name="Liberation Sans1" fo:font-size="11pt" fo:language="en" fo:country="US" fo:font-weight="bold" officeooo:rsid="00f12920" officeooo:paragraph-rsid="00f12920" fo:background-color="transparent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81d41a" style:font-name="Liberation Sans1" fo:font-size="11pt" fo:language="en" fo:country="US" fo:font-weight="bold" officeooo:rsid="00f8f4e6" officeooo:paragraph-rsid="00f8f4e6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ans1" fo:language="en" fo:country="US" officeooo:rsid="0176997a" officeooo:paragraph-rsid="0176997a"/>
    </style:style>
    <style:style style:name="P33" style:family="paragraph" style:parent-style-name="Standard">
      <style:paragraph-properties fo:text-align="justify" style:justify-single-word="false"/>
      <style:text-properties style:font-name="Liberation Sans1" fo:language="en" fo:country="US" officeooo:paragraph-rsid="0161641a"/>
    </style:style>
    <style:style style:name="P34" style:family="paragraph" style:parent-style-name="Standard">
      <style:text-properties style:font-name="Liberation Sans1" fo:font-size="11pt" fo:language="en" fo:country="US" fo:font-weight="bold" officeooo:rsid="00095a29" officeooo:paragraph-rsid="0004ef88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05dff04" officeooo:paragraph-rsid="0077487d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7344ac5" officeooo:paragraph-rsid="006b5839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08964ea" officeooo:paragraph-rsid="0004ef88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1d513df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1e793fd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1f63d6e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119adf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2b9377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42c840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504686" fo:background-color="transparent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Sans1" fo:font-size="11pt" fo:language="en" fo:country="US" fo:font-weight="bold" officeooo:paragraph-rsid="02727939" fo:background-color="transparent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1ddbb26" officeooo:paragraph-rsid="01ddbb26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1f0a3f0" officeooo:paragraph-rsid="01f0a3f0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0afea4" officeooo:paragraph-rsid="020afea4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1a8716" officeooo:paragraph-rsid="021a871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393e17" officeooo:paragraph-rsid="02393e17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49cda9" officeooo:paragraph-rsid="0249cda9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5780a0" officeooo:paragraph-rsid="025780a0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1895bc" officeooo:paragraph-rsid="0004ef88" fo:background-color="transparent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1b1b0" officeooo:paragraph-rsid="0004ef88" fo:background-color="transparent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603b6" officeooo:paragraph-rsid="0004ef88" fo:background-color="transparent" style:font-size-asian="11pt" style:font-size-complex="11pt"/>
    </style:style>
    <style:style style:name="P5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2b9ea0" officeooo:paragraph-rsid="002b9ea0" fo:background-color="transparent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da7db" officeooo:paragraph-rsid="0004ef88" fo:background-color="transparent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4afc90" officeooo:paragraph-rsid="0004ef88" fo:background-color="transparent" style:font-size-asian="11pt" style:font-size-complex="11pt"/>
    </style:style>
    <style:style style:name="P5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50f5da" officeooo:paragraph-rsid="0004ef88" fo:background-color="transparent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520fee" officeooo:paragraph-rsid="0004ef88" fo:background-color="transparent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6613b4" officeooo:paragraph-rsid="006613b4" fo:background-color="transparent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8687824" officeooo:paragraph-rsid="0004ef88" fo:background-color="transparent" style:font-size-asian="11pt" style:font-size-complex="11pt"/>
    </style:style>
    <style:style style:name="P6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e51176" officeooo:paragraph-rsid="00e51176" fo:background-color="transparent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f12920" officeooo:paragraph-rsid="00f12920" fo:background-color="transparent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f6ea27" officeooo:paragraph-rsid="00f6ea27" fo:background-color="transparent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f8f4e6" officeooo:paragraph-rsid="00f8f4e6" fo:background-color="transparent" style:font-size-asian="11pt" style:font-size-complex="11pt"/>
    </style:style>
    <style:style style:name="P6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fa8d4a" officeooo:paragraph-rsid="00fa8d4a" fo:background-color="transparent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04ef88" fo:background-color="transparent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5dff04" fo:background-color="transparent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6b5839" fo:background-color="transparent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dbbc2" officeooo:paragraph-rsid="003dbbc2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4a1b32" officeooo:paragraph-rsid="004a1b32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4dbc2a" officeooo:paragraph-rsid="0004ef88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5a52cd" officeooo:paragraph-rsid="005a52cd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8113a8" officeooo:paragraph-rsid="008cd0d1" style:font-size-asian="11pt" style:font-size-complex="11pt"/>
    </style:style>
    <style:style style:name="P76" style:family="paragraph" style:parent-style-name="Standard">
      <style:paragraph-properties fo:text-align="start" style:justify-single-word="false"/>
      <style:text-properties style:font-name="Liberation Sans1" fo:font-size="11pt" fo:language="en" fo:country="US" officeooo:rsid="000a875a" officeooo:paragraph-rsid="0004ef88" style:font-size-asian="11pt" style:font-size-complex="11pt"/>
    </style:style>
    <style:style style:name="P7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76997a" officeooo:paragraph-rsid="0176997a" style:font-size-asian="11pt" style:font-size-complex="11pt"/>
    </style:style>
    <style:style style:name="P7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89f40b" officeooo:paragraph-rsid="0189f40b" style:font-size-asian="11pt" style:font-size-complex="11pt"/>
    </style:style>
    <style:style style:name="P7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a36a22" officeooo:paragraph-rsid="01a36a22" style:font-size-asian="11pt" style:font-size-complex="11pt"/>
    </style:style>
    <style:style style:name="P8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ddbb26" officeooo:paragraph-rsid="01ddbb26" style:font-size-asian="11pt" style:font-size-complex="11pt"/>
    </style:style>
    <style:style style:name="P8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ddbb26" officeooo:paragraph-rsid="01e793fd" style:font-size-asian="11pt" style:font-size-complex="11pt"/>
    </style:style>
    <style:style style:name="P8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0a3f0" officeooo:paragraph-rsid="01f0a3f0" style:font-size-asian="11pt" style:font-size-complex="11pt"/>
    </style:style>
    <style:style style:name="P83" style:family="paragraph" style:parent-style-name="Standard">
      <style:paragraph-properties fo:text-align="start" style:justify-single-word="false"/>
      <style:text-properties style:font-name="Liberation Sans1" fo:font-size="11pt" fo:language="en" fo:country="US" officeooo:rsid="01f5f3e3" officeooo:paragraph-rsid="027d8f4d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f3e3" officeooo:paragraph-rsid="01f63d6e" style:font-size-asian="11pt" style:font-size-complex="11pt"/>
    </style:style>
    <style:style style:name="P8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f3e3" officeooo:paragraph-rsid="02119adf" style:font-size-asian="11pt" style:font-size-complex="11pt"/>
    </style:style>
    <style:style style:name="P8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f3e3" officeooo:paragraph-rsid="022f79c8" style:font-size-asian="11pt" style:font-size-complex="11pt"/>
    </style:style>
    <style:style style:name="P8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f3e3" officeooo:paragraph-rsid="0242c840" style:font-size-asian="11pt" style:font-size-complex="11pt"/>
    </style:style>
    <style:style style:name="P8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f3e3" officeooo:paragraph-rsid="02504686" style:font-size-asian="11pt" style:font-size-complex="11pt"/>
    </style:style>
    <style:style style:name="P89" style:family="paragraph" style:parent-style-name="Standard" style:list-style-name="L4">
      <style:paragraph-properties fo:text-align="justify" style:justify-single-word="false"/>
      <style:text-properties style:font-name="Liberation Sans1" fo:font-size="11pt" fo:language="en" fo:country="US" officeooo:rsid="0208f0b7" officeooo:paragraph-rsid="0208f0b7" style:font-size-asian="11pt" style:font-size-complex="11pt"/>
    </style:style>
    <style:style style:name="P90" style:family="paragraph" style:parent-style-name="Standard" style:list-style-name="L5">
      <style:paragraph-properties fo:text-align="justify" style:justify-single-word="false"/>
      <style:text-properties style:font-name="Liberation Sans1" fo:font-size="11pt" fo:language="en" fo:country="US" officeooo:rsid="0208f0b7" officeooo:paragraph-rsid="020facb1" style:font-size-asian="11pt" style:font-size-complex="11pt"/>
    </style:style>
    <style:style style:name="P91" style:family="paragraph" style:parent-style-name="Standard" style:list-style-name="L4">
      <style:paragraph-properties fo:text-align="justify" style:justify-single-word="false"/>
      <style:text-properties style:font-name="Liberation Sans1" fo:font-size="11pt" fo:language="en" fo:country="US" officeooo:rsid="02093b89" officeooo:paragraph-rsid="02093b89" style:font-size-asian="11pt" style:font-size-complex="11pt"/>
    </style:style>
    <style:style style:name="P92" style:family="paragraph" style:parent-style-name="Standard" style:list-style-name="L5">
      <style:paragraph-properties fo:text-align="justify" style:justify-single-word="false"/>
      <style:text-properties style:font-name="Liberation Sans1" fo:font-size="11pt" fo:language="en" fo:country="US" officeooo:rsid="02093b89" officeooo:paragraph-rsid="020facb1" style:font-size-asian="11pt" style:font-size-complex="11pt"/>
    </style:style>
    <style:style style:name="P93" style:family="paragraph" style:parent-style-name="Standard" style:list-style-name="L4">
      <style:paragraph-properties fo:text-align="justify" style:justify-single-word="false"/>
      <style:text-properties style:font-name="Liberation Sans1" fo:font-size="11pt" fo:language="en" fo:country="US" officeooo:rsid="0209e378" officeooo:paragraph-rsid="0209e378" style:font-size-asian="11pt" style:font-size-complex="11pt"/>
    </style:style>
    <style:style style:name="P9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09e378" officeooo:paragraph-rsid="0209e378" style:font-size-asian="11pt" style:font-size-complex="11pt"/>
    </style:style>
    <style:style style:name="P95" style:family="paragraph" style:parent-style-name="Standard" style:list-style-name="L5">
      <style:paragraph-properties fo:text-align="justify" style:justify-single-word="false"/>
      <style:text-properties style:font-name="Liberation Sans1" fo:font-size="11pt" fo:language="en" fo:country="US" officeooo:rsid="0209e378" officeooo:paragraph-rsid="020facb1" style:font-size-asian="11pt" style:font-size-complex="11pt"/>
    </style:style>
    <style:style style:name="P9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09e378" officeooo:paragraph-rsid="020facb1" style:font-size-asian="11pt" style:font-size-complex="11pt"/>
    </style:style>
    <style:style style:name="P9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0c7acf" officeooo:paragraph-rsid="020c7acf" style:font-size-asian="11pt" style:font-size-complex="11pt"/>
    </style:style>
    <style:style style:name="P9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1a8716" officeooo:paragraph-rsid="021a8716" style:font-size-asian="11pt" style:font-size-complex="11pt"/>
    </style:style>
    <style:style style:name="P99" style:family="paragraph" style:parent-style-name="Standard" style:list-style-name="L6">
      <style:paragraph-properties fo:text-align="justify" style:justify-single-word="false"/>
      <style:text-properties style:font-name="Liberation Sans1" fo:font-size="11pt" fo:language="en" fo:country="US" officeooo:rsid="023318a7" officeooo:paragraph-rsid="023318a7" style:font-size-asian="11pt" style:font-size-complex="11pt"/>
    </style:style>
    <style:style style:name="P100" style:family="paragraph" style:parent-style-name="Standard" style:list-style-name="L6">
      <style:paragraph-properties fo:text-align="justify" style:justify-single-word="false"/>
      <style:text-properties style:font-name="Liberation Sans1" fo:font-size="11pt" fo:language="en" fo:country="US" officeooo:rsid="02345617" officeooo:paragraph-rsid="02345617" style:font-size-asian="11pt" style:font-size-complex="11pt"/>
    </style:style>
    <style:style style:name="P101" style:family="paragraph" style:parent-style-name="Standard" style:list-style-name="L6">
      <style:paragraph-properties fo:text-align="justify" style:justify-single-word="false"/>
      <style:text-properties style:font-name="Liberation Sans1" fo:font-size="11pt" fo:language="en" fo:country="US" officeooo:rsid="0235c4e2" officeooo:paragraph-rsid="0235c4e2" style:font-size-asian="11pt" style:font-size-complex="11pt"/>
    </style:style>
    <style:style style:name="P10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35c4e2" officeooo:paragraph-rsid="0235c4e2" style:font-size-asian="11pt" style:font-size-complex="11pt"/>
    </style:style>
    <style:style style:name="P10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393e17" officeooo:paragraph-rsid="02393e17" style:font-size-asian="11pt" style:font-size-complex="11pt"/>
    </style:style>
    <style:style style:name="P10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3e442f" officeooo:paragraph-rsid="023e442f" style:font-size-asian="11pt" style:font-size-complex="11pt"/>
    </style:style>
    <style:style style:name="P10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4a38d0" officeooo:paragraph-rsid="024a38d0" style:font-size-asian="11pt" style:font-size-complex="11pt"/>
    </style:style>
    <style:style style:name="P10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594903" officeooo:paragraph-rsid="0266ed6b" style:font-size-asian="11pt" style:font-size-complex="11pt"/>
    </style:style>
    <style:style style:name="P107" style:family="paragraph" style:parent-style-name="Standard" style:list-style-name="L1">
      <style:paragraph-properties fo:text-align="justify" style:justify-single-word="false"/>
      <style:text-properties style:font-name="Liberation Sans1" fo:font-size="11pt" fo:language="en" fo:country="US" officeooo:paragraph-rsid="0004ef88" style:font-size-asian="11pt" style:font-size-complex="11pt"/>
    </style:style>
    <style:style style:name="P10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04ef88" style:font-size-asian="11pt" style:font-size-complex="11pt"/>
    </style:style>
    <style:style style:name="P10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256854" style:font-size-asian="11pt" style:font-size-complex="11pt"/>
    </style:style>
    <style:style style:name="P11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7f8be3" style:font-size-asian="11pt" style:font-size-complex="11pt"/>
    </style:style>
    <style:style style:name="P11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1d513df" style:font-size-asian="11pt" style:font-size-complex="11pt"/>
    </style:style>
    <style:style style:name="P112" style:family="paragraph" style:parent-style-name="Standard">
      <style:paragraph-properties fo:text-align="justify" style:justify-single-word="false"/>
      <style:text-properties style:font-name="Liberation Sans1" fo:font-size="12pt" fo:language="en" fo:country="US" fo:font-weight="bold" officeooo:rsid="00c43a15" officeooo:paragraph-rsid="00c43a15" fo:background-color="transparent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Liberation Sans1" fo:font-size="12pt" fo:language="en" fo:country="US" fo:font-weight="bold" officeooo:rsid="00c7f06c" officeooo:paragraph-rsid="00c7f06c" fo:background-color="transparent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951671" officeooo:paragraph-rsid="00a84939" fo:background-color="transparent" style:font-size-asian="12pt" style:font-size-complex="12pt"/>
    </style:style>
    <style:style style:name="P115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a9fa94" officeooo:paragraph-rsid="00abf5df" fo:background-color="transparent" style:font-size-asian="12pt" style:font-size-complex="12pt"/>
    </style:style>
    <style:style style:name="P116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aeffe8" officeooo:paragraph-rsid="00b7eafa" fo:background-color="transparent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bae23a" officeooo:paragraph-rsid="00bae23a" fo:background-color="transparent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c43a15" officeooo:paragraph-rsid="00c43a15" fo:background-color="transparent" style:font-size-asian="12pt" style:font-size-complex="12pt"/>
    </style:style>
    <style:style style:name="P119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c50338" officeooo:paragraph-rsid="00c50338" fo:background-color="transparent" style:font-size-asian="12pt" style:font-size-complex="12pt"/>
    </style:style>
    <style:style style:name="P120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c7f06c" officeooo:paragraph-rsid="00c7f06c" fo:background-color="transparent" style:font-size-asian="12pt" style:font-size-complex="12pt"/>
    </style:style>
    <style:style style:name="P121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c81427" officeooo:paragraph-rsid="00cdf2e4" fo:background-color="transparent" style:font-size-asian="12pt" style:font-size-complex="12pt"/>
    </style:style>
    <style:style style:name="P122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df8819" officeooo:paragraph-rsid="00df8819" fo:background-color="transparent" style:font-size-asian="12pt" style:font-size-complex="12pt"/>
    </style:style>
    <style:style style:name="P123" style:family="paragraph" style:parent-style-name="Standard">
      <style:paragraph-properties fo:text-align="justify" style:justify-single-word="false"/>
      <style:text-properties style:font-name="Liberation Sans1" fo:font-size="12pt" fo:language="en" fo:country="US" officeooo:rsid="00e51176" officeooo:paragraph-rsid="00e51176" fo:background-color="transparent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231175" officeooo:paragraph-rsid="01231175" fo:background-color="transparent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279aec" officeooo:paragraph-rsid="01279aec" fo:background-color="transparent" style:font-size-asian="11pt" style:font-weight-asian="normal" style:font-size-complex="11pt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normal" officeooo:rsid="012d1887" officeooo:paragraph-rsid="012d1887" fo:background-color="transparent" style:font-size-asian="11pt" style:font-weight-asian="normal" style:font-size-complex="11pt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normal" officeooo:rsid="01313717" officeooo:paragraph-rsid="01313717" fo:background-color="transparent" style:font-size-asian="11pt" style:font-weight-asian="normal" style:font-size-complex="11pt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normal" officeooo:rsid="0134407c" officeooo:paragraph-rsid="0134407c" fo:background-color="transparent" style:font-size-asian="11pt" style:font-weight-asian="normal" style:font-size-complex="11pt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normal" officeooo:rsid="01512d84" officeooo:paragraph-rsid="01512d84" fo:background-color="transparent" style:font-size-asian="11pt" style:font-weight-asian="normal" style:font-size-complex="11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512d84" officeooo:paragraph-rsid="01512d84" fo:background-color="transparent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57a476" officeooo:paragraph-rsid="0157a476" fo:background-color="transparent" style:font-size-asian="11pt" style:font-weight-asian="normal" style:font-size-complex="11pt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bold" officeooo:rsid="01279aec" officeooo:paragraph-rsid="01279aec" fo:background-color="transparent" style:font-size-asian="11pt" style:font-weight-asian="bold" style:font-size-complex="11pt" style:font-weight-complex="bold"/>
    </style:style>
    <style:style style:name="P133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bold" officeooo:rsid="013752d8" officeooo:paragraph-rsid="013752d8" fo:background-color="transparent" style:font-size-asian="11pt" style:font-weight-asian="bold" style:font-size-complex="11pt" style:font-weight-complex="bold"/>
    </style:style>
    <style:style style:name="P134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bold" officeooo:rsid="013c6561" officeooo:paragraph-rsid="013c6561" fo:background-color="transparent" style:font-size-asian="11pt" style:font-weight-asian="bold" style:font-size-complex="11pt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fo:color="#000000" style:font-name="Liberation Sans1" fo:font-size="11pt" fo:language="en" fo:country="US" fo:font-weight="bold" officeooo:rsid="01458a36" officeooo:paragraph-rsid="01458a36" fo:background-color="transparent" style:font-size-asian="11pt" style:font-weight-asian="bold" style:font-size-complex="11pt" style:font-weight-complex="bold"/>
    </style:style>
    <style:style style:name="P136" style:family="paragraph" style:parent-style-name="Standard">
      <style:paragraph-properties fo:text-align="justify" style:justify-single-word="false"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Liberation Sans1" fo:font-size="11pt" fo:language="en" fo:country="US" officeooo:rsid="001304f3" officeooo:paragraph-rsid="0004ef88" fo:background-color="transparent" style:font-size-asian="11pt" style:font-size-complex="11pt"/>
    </style:style>
    <style:style style:name="P137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Liberation Sans1" fo:font-size="11pt" fo:language="en" fo:country="US" officeooo:rsid="0004de30" officeooo:paragraph-rsid="0004ef88" fo:background-color="transparent" style:font-size-asian="11pt" style:font-size-complex="11pt"/>
    </style:style>
    <style:style style:name="P138" style:family="paragraph">
      <style:paragraph-properties fo:text-align="justify" style:justify-single-word="false"/>
      <style:text-properties style:font-name="Liberation Sans1" fo:font-size="11pt" fo:language="en" fo:country="US" style:font-size-asian="11pt" style:font-size-complex="11pt"/>
    </style:style>
    <style:style style:name="P139" style:family="paragraph" style:parent-style-name="Subtitle">
      <style:text-properties style:font-name="Liberation Sans1" fo:language="en" fo:country="US"/>
    </style:style>
    <style:style style:name="P140" style:family="paragraph" style:parent-style-name="Title">
      <style:text-properties style:font-name="Liberation Sans1" fo:language="en" fo:country="US" officeooo:paragraph-rsid="0004ef88"/>
    </style:style>
    <style:style style:name="T1" style:family="text">
      <style:text-properties fo:color="#81d41a"/>
    </style:style>
    <style:style style:name="T2" style:family="text">
      <style:text-properties fo:color="#81d41a" officeooo:rsid="07311f35"/>
    </style:style>
    <style:style style:name="T3" style:family="text">
      <style:text-properties fo:color="#81d41a" fo:font-weight="bold" officeooo:rsid="00b5f277" style:font-weight-asian="bold" style:font-weight-complex="bold"/>
    </style:style>
    <style:style style:name="T4" style:family="text">
      <style:text-properties fo:color="#81d41a" fo:font-weight="bold" officeooo:rsid="0050f5da" fo:background-color="transparent" loext:char-shading-value="0" style:font-weight-asian="bold" style:font-weight-complex="bold"/>
    </style:style>
    <style:style style:name="T5" style:family="text">
      <style:text-properties fo:color="#81d41a" fo:font-weight="bold" officeooo:rsid="00520fee" fo:background-color="transparent" loext:char-shading-value="0" style:font-weight-asian="bold" style:font-weight-complex="bold"/>
    </style:style>
    <style:style style:name="T6" style:family="text">
      <style:text-properties fo:color="#81d41a" fo:font-weight="bold" officeooo:rsid="0053df29" fo:background-color="transparent" loext:char-shading-value="0" style:font-weight-asian="bold" style:font-weight-complex="bold"/>
    </style:style>
    <style:style style:name="T7" style:family="text">
      <style:text-properties fo:color="#81d41a" fo:font-weight="bold" officeooo:rsid="0ac8e974" fo:background-color="transparent" loext:char-shading-value="0" style:font-weight-asian="bold" style:font-weight-complex="bold"/>
    </style:style>
    <style:style style:name="T8" style:family="text">
      <style:text-properties fo:color="#81d41a" fo:font-weight="bold" officeooo:rsid="0253eca6" fo:background-color="transparent" loext:char-shading-value="0" style:font-weight-asian="bold" style:font-weight-complex="bold"/>
    </style:style>
    <style:style style:name="T9" style:family="text">
      <style:text-properties fo:color="#81d41a" fo:font-weight="bold" officeooo:rsid="0254497c" fo:background-color="transparent" loext:char-shading-value="0" style:font-weight-asian="bold" style:font-weight-complex="bold"/>
    </style:style>
    <style:style style:name="T10" style:family="text">
      <style:text-properties fo:color="#81d41a" officeooo:rsid="0012c577" fo:background-color="transparent" loext:char-shading-value="0"/>
    </style:style>
    <style:style style:name="T11" style:family="text">
      <style:text-properties fo:color="#81d41a" officeooo:rsid="030f2e37" fo:background-color="transparent" loext:char-shading-value="0"/>
    </style:style>
    <style:style style:name="T12" style:family="text">
      <style:text-properties fo:color="#81d41a" officeooo:rsid="00272b2b" fo:background-color="transparent" loext:char-shading-value="0"/>
    </style:style>
    <style:style style:name="T13" style:family="text">
      <style:text-properties fo:color="#81d41a" officeooo:rsid="0310a109" fo:background-color="transparent" loext:char-shading-value="0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officeooo:rsid="006581c1"/>
    </style:style>
    <style:style style:name="T17" style:family="text">
      <style:text-properties officeooo:rsid="07575b29"/>
    </style:style>
    <style:style style:name="T18" style:family="text">
      <style:text-properties fo:color="#ce181e" officeooo:rsid="00633a0f" fo:background-color="transparent" loext:char-shading-value="0"/>
    </style:style>
    <style:style style:name="T19" style:family="text">
      <style:text-properties fo:color="#ce181e" officeooo:rsid="008aeb77" fo:background-color="transparent" loext:char-shading-value="0"/>
    </style:style>
    <style:style style:name="T20" style:family="text">
      <style:text-properties fo:color="#ce181e" officeooo:rsid="002359f7" fo:background-color="transparent" loext:char-shading-value="0"/>
    </style:style>
    <style:style style:name="T21" style:family="text">
      <style:text-properties fo:color="#00a65d" officeooo:rsid="00633a0f" fo:background-color="transparent" loext:char-shading-value="0"/>
    </style:style>
    <style:style style:name="T22" style:family="text">
      <style:text-properties fo:color="#00a65d" officeooo:rsid="008c789a" fo:background-color="transparent" loext:char-shading-value="0"/>
    </style:style>
    <style:style style:name="T23" style:family="text">
      <style:text-properties fo:color="#00a65d" officeooo:rsid="0024518f" fo:background-color="transparent" loext:char-shading-value="0"/>
    </style:style>
    <style:style style:name="T24" style:family="text">
      <style:text-properties fo:color="#0066b3" officeooo:rsid="008c789a" fo:background-color="transparent" loext:char-shading-value="0"/>
    </style:style>
    <style:style style:name="T25" style:family="text">
      <style:text-properties fo:color="#0066b3" officeooo:rsid="00633a0f" fo:background-color="transparent" loext:char-shading-value="0"/>
    </style:style>
    <style:style style:name="T26" style:family="text">
      <style:text-properties fo:color="#0066b3" officeooo:rsid="00264752" fo:background-color="transparent" loext:char-shading-value="0"/>
    </style:style>
    <style:style style:name="T27" style:family="text">
      <style:text-properties officeooo:rsid="00269f5c"/>
    </style:style>
    <style:style style:name="T28" style:family="text">
      <style:text-properties officeooo:rsid="008dcad7"/>
    </style:style>
    <style:style style:name="T29" style:family="text">
      <style:text-properties fo:color="#666666"/>
    </style:style>
    <style:style style:name="T30" style:family="text">
      <style:text-properties fo:color="#666666" fo:font-weight="bold" officeooo:rsid="004e9275" fo:background-color="transparent" loext:char-shading-value="0" style:font-weight-asian="bold" style:font-weight-complex="bold"/>
    </style:style>
    <style:style style:name="T31" style:family="text">
      <style:text-properties fo:color="#666666" fo:font-weight="bold" officeooo:rsid="022ef519" fo:background-color="transparent" loext:char-shading-value="0" style:font-weight-asian="bold" style:font-weight-complex="bold"/>
    </style:style>
    <style:style style:name="T32" style:family="text">
      <style:text-properties fo:color="#666666" fo:font-weight="bold" officeooo:rsid="04352a23" style:font-weight-asian="bold" style:font-weight-complex="bold"/>
    </style:style>
    <style:style style:name="T33" style:family="text">
      <style:text-properties fo:color="#666666" fo:font-weight="bold" officeooo:rsid="00abf5df" style:font-weight-asian="bold" style:font-weight-complex="bold"/>
    </style:style>
    <style:style style:name="T34" style:family="text">
      <style:text-properties fo:color="#666666" fo:font-weight="bold" officeooo:rsid="00b5f277" style:font-weight-asian="bold" style:font-weight-complex="bold"/>
    </style:style>
    <style:style style:name="T35" style:family="text">
      <style:text-properties fo:color="#666666" fo:font-weight="bold" officeooo:rsid="031d504d" style:font-weight-asian="bold" style:font-weight-complex="bold"/>
    </style:style>
    <style:style style:name="T36" style:family="text">
      <style:text-properties fo:color="#666666" officeooo:rsid="000b2ecc" fo:background-color="transparent" loext:char-shading-value="0"/>
    </style:style>
    <style:style style:name="T37" style:family="text">
      <style:text-properties fo:color="#666666" officeooo:rsid="000e52a2" fo:background-color="transparent" loext:char-shading-value="0"/>
    </style:style>
    <style:style style:name="T38" style:family="text">
      <style:text-properties fo:color="#666666" officeooo:rsid="00953cd7" fo:background-color="transparent" loext:char-shading-value="0"/>
    </style:style>
    <style:style style:name="T39" style:family="text">
      <style:text-properties fo:color="#666666" officeooo:rsid="008c789a" fo:background-color="transparent" loext:char-shading-value="0"/>
    </style:style>
    <style:style style:name="T40" style:family="text">
      <style:text-properties fo:color="#666666" officeooo:rsid="0029226c" fo:background-color="transparent" loext:char-shading-value="0"/>
    </style:style>
    <style:style style:name="T41" style:family="text">
      <style:text-properties fo:color="#666666" officeooo:rsid="008f328d" fo:background-color="transparent" loext:char-shading-value="0"/>
    </style:style>
    <style:style style:name="T42" style:family="text">
      <style:text-properties officeooo:rsid="00118d9b"/>
    </style:style>
    <style:style style:name="T43" style:family="text">
      <style:text-properties officeooo:rsid="001342fc"/>
    </style:style>
    <style:style style:name="T44" style:family="text">
      <style:text-properties officeooo:rsid="00127ec4"/>
    </style:style>
    <style:style style:name="T45" style:family="text">
      <style:text-properties officeooo:rsid="002e39c0"/>
    </style:style>
    <style:style style:name="T46" style:family="text">
      <style:text-properties officeooo:rsid="005c3fd7"/>
    </style:style>
    <style:style style:name="T47" style:family="text">
      <style:text-properties officeooo:rsid="003087d5"/>
    </style:style>
    <style:style style:name="T48" style:family="text">
      <style:text-properties officeooo:rsid="0061d763"/>
    </style:style>
    <style:style style:name="T49" style:family="text">
      <style:text-properties officeooo:rsid="0031daa3"/>
    </style:style>
    <style:style style:name="T50" style:family="text">
      <style:text-properties officeooo:rsid="00356107"/>
    </style:style>
    <style:style style:name="T51" style:family="text">
      <style:text-properties officeooo:rsid="0035a393"/>
    </style:style>
    <style:style style:name="T52" style:family="text">
      <style:text-properties officeooo:rsid="0035b549"/>
    </style:style>
    <style:style style:name="T53" style:family="text">
      <style:text-properties officeooo:rsid="005ec294"/>
    </style:style>
    <style:style style:name="T54" style:family="text">
      <style:text-properties officeooo:rsid="00328c7c"/>
    </style:style>
    <style:style style:name="T55" style:family="text">
      <style:text-properties officeooo:rsid="0037f9cc"/>
    </style:style>
    <style:style style:name="T56" style:family="text">
      <style:text-properties officeooo:rsid="00569b37"/>
    </style:style>
    <style:style style:name="T57" style:family="text">
      <style:text-properties officeooo:rsid="00586559"/>
    </style:style>
    <style:style style:name="T58" style:family="text">
      <style:text-properties officeooo:rsid="0058ca9d"/>
    </style:style>
    <style:style style:name="T59" style:family="text">
      <style:text-properties officeooo:rsid="0059d4e5"/>
    </style:style>
    <style:style style:name="T60" style:family="text">
      <style:text-properties officeooo:rsid="005ba0fb"/>
    </style:style>
    <style:style style:name="T61" style:family="text">
      <style:text-properties officeooo:rsid="003b79b2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3f9221" style:font-weight-asian="bold" style:font-weight-complex="bold"/>
    </style:style>
    <style:style style:name="T64" style:family="text">
      <style:text-properties fo:font-weight="bold" officeooo:rsid="00b5f277" style:font-weight-asian="bold" style:font-weight-complex="bold"/>
    </style:style>
    <style:style style:name="T65" style:family="text">
      <style:text-properties fo:font-weight="bold" officeooo:rsid="00c65d42" style:font-weight-asian="bold" style:font-weight-complex="bold"/>
    </style:style>
    <style:style style:name="T66" style:family="text">
      <style:text-properties fo:font-weight="bold" officeooo:rsid="03197071" style:font-weight-asian="bold" style:font-weight-complex="bold"/>
    </style:style>
    <style:style style:name="T67" style:family="text">
      <style:text-properties fo:font-weight="bold" officeooo:rsid="00ccc8ee" style:font-weight-asian="bold" style:font-weight-complex="bold"/>
    </style:style>
    <style:style style:name="T68" style:family="text">
      <style:text-properties fo:font-weight="bold" officeooo:rsid="01dc1dc3" fo:background-color="transparent" loext:char-shading-value="0" style:font-weight-asian="bold" style:font-weight-complex="bold"/>
    </style:style>
    <style:style style:name="T69" style:family="text">
      <style:text-properties fo:font-weight="bold" officeooo:rsid="0253eca6" fo:background-color="transparent" loext:char-shading-value="0" style:font-weight-asian="bold" style:font-weight-complex="bold"/>
    </style:style>
    <style:style style:name="T70" style:family="text">
      <style:text-properties fo:font-weight="bold" officeooo:rsid="026b423c" fo:background-color="transparent" loext:char-shading-value="0" style:font-weight-asian="bold" style:font-weight-complex="bold"/>
    </style:style>
    <style:style style:name="T71" style:family="text">
      <style:text-properties fo:font-weight="bold" officeooo:rsid="026c6e75" fo:background-color="transparent" loext:char-shading-value="0" style:font-weight-asian="bold" style:font-weight-complex="bold"/>
    </style:style>
    <style:style style:name="T72" style:family="text">
      <style:text-properties fo:font-weight="bold" officeooo:rsid="02743850" fo:background-color="transparent" loext:char-shading-value="0" style:font-weight-asian="bold" style:font-weight-complex="bold"/>
    </style:style>
    <style:style style:name="T73" style:family="text">
      <style:text-properties fo:font-weight="bold" officeooo:rsid="02763548" fo:background-color="transparent" loext:char-shading-value="0" style:font-weight-asian="bold" style:font-weight-complex="bold"/>
    </style:style>
    <style:style style:name="T74" style:family="text">
      <style:text-properties fo:font-weight="bold" officeooo:rsid="02782e02" fo:background-color="transparent" loext:char-shading-value="0" style:font-weight-asian="bold" style:font-weight-complex="bold"/>
    </style:style>
    <style:style style:name="T75" style:family="text">
      <style:text-properties officeooo:rsid="003f9221"/>
    </style:style>
    <style:style style:name="T76" style:family="text">
      <style:text-properties officeooo:rsid="004027e7"/>
    </style:style>
    <style:style style:name="T77" style:family="text">
      <style:text-properties officeooo:rsid="0041e56a"/>
    </style:style>
    <style:style style:name="T78" style:family="text">
      <style:text-properties officeooo:rsid="0042d92e"/>
    </style:style>
    <style:style style:name="T79" style:family="text">
      <style:text-properties officeooo:rsid="0043f2ad"/>
    </style:style>
    <style:style style:name="T80" style:family="text">
      <style:text-properties fo:color="#a3238e" officeooo:rsid="000cfcab" fo:background-color="transparent" loext:char-shading-value="0"/>
    </style:style>
    <style:style style:name="T81" style:family="text">
      <style:text-properties fo:color="#a3238e" officeooo:rsid="008c789a" fo:background-color="transparent" loext:char-shading-value="0"/>
    </style:style>
    <style:style style:name="T82" style:family="text">
      <style:text-properties fo:color="#a3238e" officeooo:rsid="001e339e" fo:background-color="transparent" loext:char-shading-value="0"/>
    </style:style>
    <style:style style:name="T83" style:family="text">
      <style:text-properties fo:color="#5c2d91" officeooo:rsid="001a3e83" fo:background-color="transparent" loext:char-shading-value="0"/>
    </style:style>
    <style:style style:name="T84" style:family="text">
      <style:text-properties fo:color="#5c2d91" officeooo:rsid="008c789a" fo:background-color="transparent" loext:char-shading-value="0"/>
    </style:style>
    <style:style style:name="T85" style:family="text">
      <style:text-properties fo:color="#5c2d91" officeooo:rsid="001c66ca" fo:background-color="transparent" loext:char-shading-value="0"/>
    </style:style>
    <style:style style:name="T86" style:family="text">
      <style:text-properties officeooo:rsid="005b8839"/>
    </style:style>
    <style:style style:name="T87" style:family="text">
      <style:text-properties officeooo:rsid="002386e8"/>
    </style:style>
    <style:style style:name="T88" style:family="text">
      <style:text-properties officeooo:rsid="00242eb3"/>
    </style:style>
    <style:style style:name="T89" style:family="text">
      <style:text-properties officeooo:rsid="0029e684"/>
    </style:style>
    <style:style style:name="T90" style:family="text">
      <style:text-properties officeooo:rsid="0066de92"/>
    </style:style>
    <style:style style:name="T91" style:family="text">
      <style:text-properties officeooo:rsid="0068d742"/>
    </style:style>
    <style:style style:name="T92" style:family="text">
      <style:text-properties fo:color="#808080" fo:font-weight="bold" officeooo:rsid="080f7b1c" style:font-weight-asian="bold" style:font-weight-complex="bold"/>
    </style:style>
    <style:style style:name="T93" style:family="text">
      <style:text-properties fo:color="#808080" fo:font-weight="bold" officeooo:rsid="0ac2ca5f" fo:background-color="transparent" loext:char-shading-value="0" style:font-weight-asian="bold" style:font-weight-complex="bold"/>
    </style:style>
    <style:style style:name="T94" style:family="text">
      <style:text-properties fo:color="#808080" fo:font-weight="bold" officeooo:rsid="073b51c2" fo:background-color="transparent" loext:char-shading-value="0" style:font-weight-asian="bold" style:font-weight-complex="bold"/>
    </style:style>
    <style:style style:name="T95" style:family="text">
      <style:text-properties fo:color="#808080" fo:font-weight="bold" officeooo:rsid="007952be" fo:background-color="transparent" loext:char-shading-value="0" style:font-weight-asian="bold" style:font-weight-complex="bold"/>
    </style:style>
    <style:style style:name="T96" style:family="text">
      <style:text-properties fo:color="#808080" officeooo:rsid="0ac2ca5f"/>
    </style:style>
    <style:style style:name="T97" style:family="text">
      <style:text-properties fo:background-color="transparent" loext:char-shading-value="0"/>
    </style:style>
    <style:style style:name="T98" style:family="text">
      <style:text-properties officeooo:rsid="00459318" fo:background-color="transparent" loext:char-shading-value="0"/>
    </style:style>
    <style:style style:name="T99" style:family="text">
      <style:text-properties officeooo:rsid="0047d9da" fo:background-color="transparent" loext:char-shading-value="0"/>
    </style:style>
    <style:style style:name="T100" style:family="text">
      <style:text-properties officeooo:rsid="0049e423" fo:background-color="transparent" loext:char-shading-value="0"/>
    </style:style>
    <style:style style:name="T101" style:family="text">
      <style:text-properties officeooo:rsid="004afc90" fo:background-color="transparent" loext:char-shading-value="0"/>
    </style:style>
    <style:style style:name="T102" style:family="text">
      <style:text-properties officeooo:rsid="00256854" fo:background-color="transparent" loext:char-shading-value="0"/>
    </style:style>
    <style:style style:name="T103" style:family="text">
      <style:text-properties officeooo:rsid="00340469" fo:background-color="transparent" loext:char-shading-value="0"/>
    </style:style>
    <style:style style:name="T104" style:family="text">
      <style:text-properties officeooo:rsid="00263cc0" fo:background-color="transparent" loext:char-shading-value="0"/>
    </style:style>
    <style:style style:name="T105" style:family="text">
      <style:text-properties officeooo:rsid="00342a61" fo:background-color="transparent" loext:char-shading-value="0"/>
    </style:style>
    <style:style style:name="T106" style:family="text">
      <style:text-properties officeooo:rsid="00264c39" fo:background-color="transparent" loext:char-shading-value="0"/>
    </style:style>
    <style:style style:name="T107" style:family="text">
      <style:text-properties officeooo:rsid="0035adb6" fo:background-color="transparent" loext:char-shading-value="0"/>
    </style:style>
    <style:style style:name="T108" style:family="text">
      <style:text-properties officeooo:rsid="0036820c" fo:background-color="transparent" loext:char-shading-value="0"/>
    </style:style>
    <style:style style:name="T109" style:family="text">
      <style:text-properties officeooo:rsid="00387178" fo:background-color="transparent" loext:char-shading-value="0"/>
    </style:style>
    <style:style style:name="T110" style:family="text">
      <style:text-properties officeooo:rsid="003a2e57" fo:background-color="transparent" loext:char-shading-value="0"/>
    </style:style>
    <style:style style:name="T111" style:family="text">
      <style:text-properties officeooo:rsid="003c2bf2" fo:background-color="transparent" loext:char-shading-value="0"/>
    </style:style>
    <style:style style:name="T112" style:family="text">
      <style:text-properties officeooo:rsid="003c8490" fo:background-color="transparent" loext:char-shading-value="0"/>
    </style:style>
    <style:style style:name="T113" style:family="text">
      <style:text-properties officeooo:rsid="003d4a3f" fo:background-color="transparent" loext:char-shading-value="0"/>
    </style:style>
    <style:style style:name="T114" style:family="text">
      <style:text-properties officeooo:rsid="003e39e8" fo:background-color="transparent" loext:char-shading-value="0"/>
    </style:style>
    <style:style style:name="T115" style:family="text">
      <style:text-properties officeooo:rsid="003e5a9b" fo:background-color="transparent" loext:char-shading-value="0"/>
    </style:style>
    <style:style style:name="T116" style:family="text">
      <style:text-properties officeooo:rsid="003fc0bf" fo:background-color="transparent" loext:char-shading-value="0"/>
    </style:style>
    <style:style style:name="T117" style:family="text">
      <style:text-properties officeooo:rsid="0041ea87" fo:background-color="transparent" loext:char-shading-value="0"/>
    </style:style>
    <style:style style:name="T118" style:family="text">
      <style:text-properties officeooo:rsid="004275d8" fo:background-color="transparent" loext:char-shading-value="0"/>
    </style:style>
    <style:style style:name="T119" style:family="text">
      <style:text-properties officeooo:rsid="00450f40" fo:background-color="transparent" loext:char-shading-value="0"/>
    </style:style>
    <style:style style:name="T120" style:family="text">
      <style:text-properties officeooo:rsid="00467cf5" fo:background-color="transparent" loext:char-shading-value="0"/>
    </style:style>
    <style:style style:name="T121" style:family="text">
      <style:text-properties officeooo:rsid="00484fa5" fo:background-color="transparent" loext:char-shading-value="0"/>
    </style:style>
    <style:style style:name="T122" style:family="text">
      <style:text-properties officeooo:rsid="004b9055" fo:background-color="transparent" loext:char-shading-value="0"/>
    </style:style>
    <style:style style:name="T123" style:family="text">
      <style:text-properties officeooo:rsid="004d1f55" fo:background-color="transparent" loext:char-shading-value="0"/>
    </style:style>
    <style:style style:name="T124" style:family="text">
      <style:text-properties officeooo:rsid="004dd175" fo:background-color="transparent" loext:char-shading-value="0"/>
    </style:style>
    <style:style style:name="T125" style:family="text">
      <style:text-properties officeooo:rsid="004e9275" fo:background-color="transparent" loext:char-shading-value="0"/>
    </style:style>
    <style:style style:name="T126" style:family="text">
      <style:text-properties officeooo:rsid="004dec7f" fo:background-color="transparent" loext:char-shading-value="0"/>
    </style:style>
    <style:style style:name="T127" style:family="text">
      <style:text-properties officeooo:rsid="004f6356" fo:background-color="transparent" loext:char-shading-value="0"/>
    </style:style>
    <style:style style:name="T128" style:family="text">
      <style:text-properties officeooo:rsid="0053fa86" fo:background-color="transparent" loext:char-shading-value="0"/>
    </style:style>
    <style:style style:name="T129" style:family="text">
      <style:text-properties officeooo:rsid="0050f5da" fo:background-color="transparent" loext:char-shading-value="0"/>
    </style:style>
    <style:style style:name="T130" style:family="text">
      <style:text-properties officeooo:rsid="005523c2" fo:background-color="transparent" loext:char-shading-value="0"/>
    </style:style>
    <style:style style:name="T131" style:family="text">
      <style:text-properties officeooo:rsid="00520fee" fo:background-color="transparent" loext:char-shading-value="0"/>
    </style:style>
    <style:style style:name="T132" style:family="text">
      <style:text-properties officeooo:rsid="0053df29" fo:background-color="transparent" loext:char-shading-value="0"/>
    </style:style>
    <style:style style:name="T133" style:family="text">
      <style:text-properties officeooo:rsid="00562256" fo:background-color="transparent" loext:char-shading-value="0"/>
    </style:style>
    <style:style style:name="T134" style:family="text">
      <style:text-properties officeooo:rsid="0059d46a" fo:background-color="transparent" loext:char-shading-value="0"/>
    </style:style>
    <style:style style:name="T135" style:family="text">
      <style:text-properties officeooo:rsid="00553b22" fo:background-color="transparent" loext:char-shading-value="0"/>
    </style:style>
    <style:style style:name="T136" style:family="text">
      <style:text-properties officeooo:rsid="005b0e06" fo:background-color="transparent" loext:char-shading-value="0"/>
    </style:style>
    <style:style style:name="T137" style:family="text">
      <style:text-properties officeooo:rsid="005c3983" fo:background-color="transparent" loext:char-shading-value="0"/>
    </style:style>
    <style:style style:name="T138" style:family="text">
      <style:text-properties officeooo:rsid="007dcea6" fo:background-color="transparent" loext:char-shading-value="0"/>
    </style:style>
    <style:style style:name="T139" style:family="text">
      <style:text-properties officeooo:rsid="0310a109" fo:background-color="transparent" loext:char-shading-value="0"/>
    </style:style>
    <style:style style:name="T140" style:family="text">
      <style:text-properties officeooo:rsid="000ad4e7" fo:background-color="transparent" loext:char-shading-value="0"/>
    </style:style>
    <style:style style:name="T141" style:family="text">
      <style:text-properties officeooo:rsid="00285d31" fo:background-color="transparent" loext:char-shading-value="0"/>
    </style:style>
    <style:style style:name="T142" style:family="text">
      <style:text-properties officeooo:rsid="006b5839" fo:background-color="transparent" loext:char-shading-value="0"/>
    </style:style>
    <style:style style:name="T143" style:family="text">
      <style:text-properties officeooo:rsid="006c52e0" fo:background-color="transparent" loext:char-shading-value="0"/>
    </style:style>
    <style:style style:name="T144" style:family="text">
      <style:text-properties officeooo:rsid="006fab50" fo:background-color="transparent" loext:char-shading-value="0"/>
    </style:style>
    <style:style style:name="T145" style:family="text">
      <style:text-properties officeooo:rsid="00756a07" fo:background-color="transparent" loext:char-shading-value="0"/>
    </style:style>
    <style:style style:name="T146" style:family="text">
      <style:text-properties officeooo:rsid="0070b7de" fo:background-color="transparent" loext:char-shading-value="0"/>
    </style:style>
    <style:style style:name="T147" style:family="text">
      <style:text-properties officeooo:rsid="007134af" fo:background-color="transparent" loext:char-shading-value="0"/>
    </style:style>
    <style:style style:name="T148" style:family="text">
      <style:text-properties officeooo:rsid="0072c130" fo:background-color="transparent" loext:char-shading-value="0"/>
    </style:style>
    <style:style style:name="T149" style:family="text">
      <style:text-properties officeooo:rsid="0072d354" fo:background-color="transparent" loext:char-shading-value="0"/>
    </style:style>
    <style:style style:name="T150" style:family="text">
      <style:text-properties officeooo:rsid="00741e76" fo:background-color="transparent" loext:char-shading-value="0"/>
    </style:style>
    <style:style style:name="T151" style:family="text">
      <style:text-properties officeooo:rsid="007616eb" fo:background-color="transparent" loext:char-shading-value="0"/>
    </style:style>
    <style:style style:name="T152" style:family="text">
      <style:text-properties officeooo:rsid="00790d45" fo:background-color="transparent" loext:char-shading-value="0"/>
    </style:style>
    <style:style style:name="T153" style:family="text">
      <style:text-properties officeooo:rsid="007a7ec0" fo:background-color="transparent" loext:char-shading-value="0"/>
    </style:style>
    <style:style style:name="T154" style:family="text">
      <style:text-properties officeooo:rsid="007c8ae4" fo:background-color="transparent" loext:char-shading-value="0"/>
    </style:style>
    <style:style style:name="T155" style:family="text">
      <style:text-properties officeooo:rsid="007da4ae" fo:background-color="transparent" loext:char-shading-value="0"/>
    </style:style>
    <style:style style:name="T156" style:family="text">
      <style:text-properties officeooo:rsid="007d3b1a" fo:background-color="transparent" loext:char-shading-value="0"/>
    </style:style>
    <style:style style:name="T157" style:family="text">
      <style:text-properties officeooo:rsid="007d9623" fo:background-color="transparent" loext:char-shading-value="0"/>
    </style:style>
    <style:style style:name="T158" style:family="text">
      <style:text-properties officeooo:rsid="01d56312" fo:background-color="transparent" loext:char-shading-value="0"/>
    </style:style>
    <style:style style:name="T159" style:family="text">
      <style:text-properties officeooo:rsid="078acd3d" fo:background-color="transparent" loext:char-shading-value="0"/>
    </style:style>
    <style:style style:name="T160" style:family="text">
      <style:text-properties officeooo:rsid="01d5ff46" fo:background-color="transparent" loext:char-shading-value="0"/>
    </style:style>
    <style:style style:name="T161" style:family="text">
      <style:text-properties officeooo:rsid="01d8e398" fo:background-color="transparent" loext:char-shading-value="0"/>
    </style:style>
    <style:style style:name="T162" style:family="text">
      <style:text-properties officeooo:rsid="01d7de3a" fo:background-color="transparent" loext:char-shading-value="0"/>
    </style:style>
    <style:style style:name="T163" style:family="text">
      <style:text-properties officeooo:rsid="01d8ea08" fo:background-color="transparent" loext:char-shading-value="0"/>
    </style:style>
    <style:style style:name="T164" style:family="text">
      <style:text-properties officeooo:rsid="01da7994" fo:background-color="transparent" loext:char-shading-value="0"/>
    </style:style>
    <style:style style:name="T165" style:family="text">
      <style:text-properties officeooo:rsid="01dc1dc3" fo:background-color="transparent" loext:char-shading-value="0"/>
    </style:style>
    <style:style style:name="T166" style:family="text">
      <style:text-properties officeooo:rsid="01dfaad7" fo:background-color="transparent" loext:char-shading-value="0"/>
    </style:style>
    <style:style style:name="T167" style:family="text">
      <style:text-properties officeooo:rsid="01e072c2" fo:background-color="transparent" loext:char-shading-value="0"/>
    </style:style>
    <style:style style:name="T168" style:family="text">
      <style:text-properties officeooo:rsid="01e1a77f" fo:background-color="transparent" loext:char-shading-value="0"/>
    </style:style>
    <style:style style:name="T169" style:family="text">
      <style:text-properties officeooo:rsid="01e20211" fo:background-color="transparent" loext:char-shading-value="0"/>
    </style:style>
    <style:style style:name="T170" style:family="text">
      <style:text-properties officeooo:rsid="01eec647" fo:background-color="transparent" loext:char-shading-value="0"/>
    </style:style>
    <style:style style:name="T171" style:family="text">
      <style:text-properties officeooo:rsid="01f44df0" fo:background-color="transparent" loext:char-shading-value="0"/>
    </style:style>
    <style:style style:name="T172" style:family="text">
      <style:text-properties officeooo:rsid="01f5ade4" fo:background-color="transparent" loext:char-shading-value="0"/>
    </style:style>
    <style:style style:name="T173" style:family="text">
      <style:text-properties officeooo:rsid="01f6e606" fo:background-color="transparent" loext:char-shading-value="0"/>
    </style:style>
    <style:style style:name="T174" style:family="text">
      <style:text-properties officeooo:rsid="01f7c38b" fo:background-color="transparent" loext:char-shading-value="0"/>
    </style:style>
    <style:style style:name="T175" style:family="text">
      <style:text-properties officeooo:rsid="01f9f4ee" fo:background-color="transparent" loext:char-shading-value="0"/>
    </style:style>
    <style:style style:name="T176" style:family="text">
      <style:text-properties officeooo:rsid="01fb86be" fo:background-color="transparent" loext:char-shading-value="0"/>
    </style:style>
    <style:style style:name="T177" style:family="text">
      <style:text-properties officeooo:rsid="0203068a" fo:background-color="transparent" loext:char-shading-value="0"/>
    </style:style>
    <style:style style:name="T178" style:family="text">
      <style:text-properties officeooo:rsid="02045b40" fo:background-color="transparent" loext:char-shading-value="0"/>
    </style:style>
    <style:style style:name="T179" style:family="text">
      <style:text-properties officeooo:rsid="0205c449" fo:background-color="transparent" loext:char-shading-value="0"/>
    </style:style>
    <style:style style:name="T180" style:family="text">
      <style:text-properties officeooo:rsid="02119adf" fo:background-color="transparent" loext:char-shading-value="0"/>
    </style:style>
    <style:style style:name="T181" style:family="text">
      <style:text-properties officeooo:rsid="02147443" fo:background-color="transparent" loext:char-shading-value="0"/>
    </style:style>
    <style:style style:name="T182" style:family="text">
      <style:text-properties officeooo:rsid="02148b96" fo:background-color="transparent" loext:char-shading-value="0"/>
    </style:style>
    <style:style style:name="T183" style:family="text">
      <style:text-properties officeooo:rsid="0214d033" fo:background-color="transparent" loext:char-shading-value="0"/>
    </style:style>
    <style:style style:name="T184" style:family="text">
      <style:text-properties officeooo:rsid="0216a541" fo:background-color="transparent" loext:char-shading-value="0"/>
    </style:style>
    <style:style style:name="T185" style:family="text">
      <style:text-properties officeooo:rsid="02189269" fo:background-color="transparent" loext:char-shading-value="0"/>
    </style:style>
    <style:style style:name="T186" style:family="text">
      <style:text-properties officeooo:rsid="0219aa0f" fo:background-color="transparent" loext:char-shading-value="0"/>
    </style:style>
    <style:style style:name="T187" style:family="text">
      <style:text-properties officeooo:rsid="021b7886" fo:background-color="transparent" loext:char-shading-value="0"/>
    </style:style>
    <style:style style:name="T188" style:family="text">
      <style:text-properties officeooo:rsid="021c1c6d" fo:background-color="transparent" loext:char-shading-value="0"/>
    </style:style>
    <style:style style:name="T189" style:family="text">
      <style:text-properties officeooo:rsid="021facf5" fo:background-color="transparent" loext:char-shading-value="0"/>
    </style:style>
    <style:style style:name="T190" style:family="text">
      <style:text-properties officeooo:rsid="0220030e" fo:background-color="transparent" loext:char-shading-value="0"/>
    </style:style>
    <style:style style:name="T191" style:family="text">
      <style:text-properties officeooo:rsid="0220c837" fo:background-color="transparent" loext:char-shading-value="0"/>
    </style:style>
    <style:style style:name="T192" style:family="text">
      <style:text-properties officeooo:rsid="0222eda7" fo:background-color="transparent" loext:char-shading-value="0"/>
    </style:style>
    <style:style style:name="T193" style:family="text">
      <style:text-properties officeooo:rsid="022d52a0" fo:background-color="transparent" loext:char-shading-value="0"/>
    </style:style>
    <style:style style:name="T194" style:family="text">
      <style:text-properties officeooo:rsid="022e2104" fo:background-color="transparent" loext:char-shading-value="0"/>
    </style:style>
    <style:style style:name="T195" style:family="text">
      <style:text-properties officeooo:rsid="022ef519" fo:background-color="transparent" loext:char-shading-value="0"/>
    </style:style>
    <style:style style:name="T196" style:family="text">
      <style:text-properties officeooo:rsid="02309309" fo:background-color="transparent" loext:char-shading-value="0"/>
    </style:style>
    <style:style style:name="T197" style:family="text">
      <style:text-properties officeooo:rsid="02314d42" fo:background-color="transparent" loext:char-shading-value="0"/>
    </style:style>
    <style:style style:name="T198" style:family="text">
      <style:text-properties officeooo:rsid="0245ab8e" fo:background-color="transparent" loext:char-shading-value="0"/>
    </style:style>
    <style:style style:name="T199" style:family="text">
      <style:text-properties officeooo:rsid="0247265f" fo:background-color="transparent" loext:char-shading-value="0"/>
    </style:style>
    <style:style style:name="T200" style:family="text">
      <style:text-properties officeooo:rsid="0248df3c" fo:background-color="transparent" loext:char-shading-value="0"/>
    </style:style>
    <style:style style:name="T201" style:family="text">
      <style:text-properties officeooo:rsid="024a8113" fo:background-color="transparent" loext:char-shading-value="0"/>
    </style:style>
    <style:style style:name="T202" style:family="text">
      <style:text-properties officeooo:rsid="024c8d9c" fo:background-color="transparent" loext:char-shading-value="0"/>
    </style:style>
    <style:style style:name="T203" style:family="text">
      <style:text-properties officeooo:rsid="024e3b18" fo:background-color="transparent" loext:char-shading-value="0"/>
    </style:style>
    <style:style style:name="T204" style:family="text">
      <style:text-properties officeooo:rsid="024eeda3" fo:background-color="transparent" loext:char-shading-value="0"/>
    </style:style>
    <style:style style:name="T205" style:family="text">
      <style:text-properties officeooo:rsid="025101f1" fo:background-color="transparent" loext:char-shading-value="0"/>
    </style:style>
    <style:style style:name="T206" style:family="text">
      <style:text-properties officeooo:rsid="0252462b" fo:background-color="transparent" loext:char-shading-value="0"/>
    </style:style>
    <style:style style:name="T207" style:family="text">
      <style:text-properties officeooo:rsid="02533b47" fo:background-color="transparent" loext:char-shading-value="0"/>
    </style:style>
    <style:style style:name="T208" style:family="text">
      <style:text-properties officeooo:rsid="0254497c" fo:background-color="transparent" loext:char-shading-value="0"/>
    </style:style>
    <style:style style:name="T209" style:family="text">
      <style:text-properties officeooo:rsid="02727939" fo:background-color="transparent" loext:char-shading-value="0"/>
    </style:style>
    <style:style style:name="T210" style:family="text">
      <style:text-properties officeooo:rsid="02743850" fo:background-color="transparent" loext:char-shading-value="0"/>
    </style:style>
    <style:style style:name="T211" style:family="text">
      <style:text-properties officeooo:rsid="02782e02" fo:background-color="transparent" loext:char-shading-value="0"/>
    </style:style>
    <style:style style:name="T212" style:family="text">
      <style:text-properties officeooo:rsid="027d8f4d" fo:background-color="transparent" loext:char-shading-value="0"/>
    </style:style>
    <style:style style:name="T213" style:family="text">
      <style:text-properties officeooo:rsid="00826b59"/>
    </style:style>
    <style:style style:name="T214" style:family="text">
      <style:text-properties officeooo:rsid="0083f247"/>
    </style:style>
    <style:style style:name="T215" style:family="text">
      <style:text-properties officeooo:rsid="0084684e"/>
    </style:style>
    <style:style style:name="T216" style:family="text">
      <style:text-properties officeooo:rsid="0085278f"/>
    </style:style>
    <style:style style:name="T217" style:family="text">
      <style:text-properties officeooo:rsid="00854295"/>
    </style:style>
    <style:style style:name="T218" style:family="text">
      <style:text-properties fo:color="#f58220" fo:font-weight="bold" officeooo:rsid="00ccc8ee" style:font-weight-asian="bold" style:font-weight-complex="bold"/>
    </style:style>
    <style:style style:name="T219" style:family="text">
      <style:text-properties fo:color="#f58220" fo:font-weight="bold" officeooo:rsid="0ad1223c" fo:background-color="transparent" loext:char-shading-value="0" style:font-weight-asian="bold" style:font-weight-complex="bold"/>
    </style:style>
    <style:style style:name="T220" style:family="text">
      <style:text-properties officeooo:rsid="00858547"/>
    </style:style>
    <style:style style:name="T221" style:family="text">
      <style:text-properties officeooo:rsid="0088207c"/>
    </style:style>
    <style:style style:name="T222" style:family="text">
      <style:text-properties officeooo:rsid="00886e41"/>
    </style:style>
    <style:style style:name="T223" style:family="text">
      <style:text-properties officeooo:rsid="0088db37"/>
    </style:style>
    <style:style style:name="T224" style:family="text">
      <style:text-properties officeooo:rsid="008a4a1b"/>
    </style:style>
    <style:style style:name="T225" style:family="text">
      <style:text-properties officeooo:rsid="008da434"/>
    </style:style>
    <style:style style:name="T226" style:family="text">
      <style:text-properties officeooo:rsid="00905470"/>
    </style:style>
    <style:style style:name="T227" style:family="text">
      <style:text-properties officeooo:rsid="0090d0de"/>
    </style:style>
    <style:style style:name="T228" style:family="text">
      <style:text-properties officeooo:rsid="00928688"/>
    </style:style>
    <style:style style:name="T229" style:family="text">
      <style:text-properties officeooo:rsid="0092fb9a"/>
    </style:style>
    <style:style style:name="T230" style:family="text">
      <style:text-properties officeooo:rsid="0adb1364"/>
    </style:style>
    <style:style style:name="T231" style:family="text">
      <style:text-properties officeooo:rsid="080f7b1c"/>
    </style:style>
    <style:style style:name="T232" style:family="text">
      <style:text-properties officeooo:rsid="00954ef2"/>
    </style:style>
    <style:style style:name="T233" style:family="text">
      <style:text-properties officeooo:rsid="0096665c"/>
    </style:style>
    <style:style style:name="T234" style:family="text">
      <style:text-properties officeooo:rsid="00975d91"/>
    </style:style>
    <style:style style:name="T235" style:family="text">
      <style:text-properties officeooo:rsid="009b8d55"/>
    </style:style>
    <style:style style:name="T236" style:family="text">
      <style:text-properties officeooo:rsid="009ce263"/>
    </style:style>
    <style:style style:name="T237" style:family="text">
      <style:text-properties officeooo:rsid="009e98a6"/>
    </style:style>
    <style:style style:name="T238" style:family="text">
      <style:text-properties officeooo:rsid="009fdbbe"/>
    </style:style>
    <style:style style:name="T239" style:family="text">
      <style:text-properties officeooo:rsid="00a1619e"/>
    </style:style>
    <style:style style:name="T240" style:family="text">
      <style:text-properties officeooo:rsid="00a1d9e8"/>
    </style:style>
    <style:style style:name="T241" style:family="text">
      <style:text-properties officeooo:rsid="00a37e23"/>
    </style:style>
    <style:style style:name="T242" style:family="text">
      <style:text-properties officeooo:rsid="00a51101"/>
    </style:style>
    <style:style style:name="T243" style:family="text">
      <style:text-properties officeooo:rsid="00a6b565"/>
    </style:style>
    <style:style style:name="T244" style:family="text">
      <style:text-properties officeooo:rsid="00a74c80"/>
    </style:style>
    <style:style style:name="T245" style:family="text">
      <style:text-properties officeooo:rsid="00abf5df"/>
    </style:style>
    <style:style style:name="T246" style:family="text">
      <style:text-properties officeooo:rsid="00add865"/>
    </style:style>
    <style:style style:name="T247" style:family="text">
      <style:text-properties officeooo:rsid="00af3f3e"/>
    </style:style>
    <style:style style:name="T248" style:family="text">
      <style:text-properties officeooo:rsid="00b181ce"/>
    </style:style>
    <style:style style:name="T249" style:family="text">
      <style:text-properties officeooo:rsid="00b2c3af"/>
    </style:style>
    <style:style style:name="T250" style:family="text">
      <style:text-properties officeooo:rsid="00b5f277"/>
    </style:style>
    <style:style style:name="T251" style:family="text">
      <style:text-properties officeooo:rsid="00b80775"/>
    </style:style>
    <style:style style:name="T252" style:family="text">
      <style:text-properties officeooo:rsid="00b856f8"/>
    </style:style>
    <style:style style:name="T253" style:family="text">
      <style:text-properties officeooo:rsid="04352a23"/>
    </style:style>
    <style:style style:name="T254" style:family="text">
      <style:text-properties officeooo:rsid="00bca14d"/>
    </style:style>
    <style:style style:name="T255" style:family="text">
      <style:text-properties officeooo:rsid="00be98a6"/>
    </style:style>
    <style:style style:name="T256" style:family="text">
      <style:text-properties officeooo:rsid="00c06409"/>
    </style:style>
    <style:style style:name="T257" style:family="text">
      <style:text-properties officeooo:rsid="00c14571"/>
    </style:style>
    <style:style style:name="T258" style:family="text">
      <style:text-properties officeooo:rsid="00c50338"/>
    </style:style>
    <style:style style:name="T259" style:family="text">
      <style:text-properties officeooo:rsid="00c65d42"/>
    </style:style>
    <style:style style:name="T260" style:family="text">
      <style:text-properties officeooo:rsid="00c9d6aa"/>
    </style:style>
    <style:style style:name="T261" style:family="text">
      <style:text-properties officeooo:rsid="00ca908b"/>
    </style:style>
    <style:style style:name="T262" style:family="text">
      <style:text-properties officeooo:rsid="00cc529a"/>
    </style:style>
    <style:style style:name="T263" style:family="text">
      <style:text-properties officeooo:rsid="00ccc8ee"/>
    </style:style>
    <style:style style:name="T264" style:family="text">
      <style:text-properties fo:color="#000000" fo:font-weight="bold" officeooo:rsid="00ccc8ee" style:font-weight-asian="bold" style:font-weight-complex="bold"/>
    </style:style>
    <style:style style:name="T265" style:family="text">
      <style:text-properties fo:color="#000000" fo:font-weight="normal" style:font-weight-asian="normal" style:font-weight-complex="normal"/>
    </style:style>
    <style:style style:name="T266" style:family="text">
      <style:text-properties fo:color="#000000" fo:font-weight="normal" officeooo:rsid="00ccc8ee" style:font-weight-asian="normal" style:font-weight-complex="normal"/>
    </style:style>
    <style:style style:name="T267" style:family="text">
      <style:text-properties fo:color="#000000" fo:font-weight="normal" officeooo:rsid="00cdf2e4" style:font-weight-asian="normal" style:font-weight-complex="normal"/>
    </style:style>
    <style:style style:name="T268" style:family="text">
      <style:text-properties fo:color="#000000" fo:font-weight="normal" officeooo:rsid="00cf80d3" style:font-weight-asian="normal" style:font-weight-complex="normal"/>
    </style:style>
    <style:style style:name="T269" style:family="text">
      <style:text-properties fo:color="#000000" fo:font-weight="normal" officeooo:rsid="00d14ea1" style:font-weight-asian="normal" style:font-weight-complex="normal"/>
    </style:style>
    <style:style style:name="T270" style:family="text">
      <style:text-properties fo:color="#000000" fo:font-weight="normal" officeooo:rsid="00d2ce7b" style:font-weight-asian="normal" style:font-weight-complex="normal"/>
    </style:style>
    <style:style style:name="T271" style:family="text">
      <style:text-properties fo:color="#000000" fo:font-weight="normal" officeooo:rsid="00d34358" style:font-weight-asian="normal" style:font-weight-complex="normal"/>
    </style:style>
    <style:style style:name="T272" style:family="text">
      <style:text-properties fo:color="#000000" fo:font-weight="normal" officeooo:rsid="00d3e296" style:font-weight-asian="normal" style:font-weight-complex="normal"/>
    </style:style>
    <style:style style:name="T273" style:family="text">
      <style:text-properties fo:color="#000000" fo:font-weight="normal" officeooo:rsid="00d5d434" style:font-weight-asian="normal" style:font-weight-complex="normal"/>
    </style:style>
    <style:style style:name="T274" style:family="text">
      <style:text-properties fo:color="#000000" fo:font-weight="normal" officeooo:rsid="00d7624e" style:font-weight-asian="normal" style:font-weight-complex="normal"/>
    </style:style>
    <style:style style:name="T275" style:family="text">
      <style:text-properties fo:color="#000000" fo:font-weight="normal" officeooo:rsid="00d955b1" style:font-weight-asian="normal" style:font-weight-complex="normal"/>
    </style:style>
    <style:style style:name="T276" style:family="text">
      <style:text-properties fo:color="#000000" fo:font-weight="normal" officeooo:rsid="00da1b78" style:font-weight-asian="normal" style:font-weight-complex="normal"/>
    </style:style>
    <style:style style:name="T277" style:family="text">
      <style:text-properties fo:color="#000000" fo:font-weight="normal" officeooo:rsid="00dba553" style:font-weight-asian="normal" style:font-weight-complex="normal"/>
    </style:style>
    <style:style style:name="T278" style:family="text">
      <style:text-properties fo:color="#000000" fo:font-weight="normal" officeooo:rsid="00dd159a" style:font-weight-asian="normal" style:font-weight-complex="normal"/>
    </style:style>
    <style:style style:name="T279" style:family="text">
      <style:text-properties fo:color="#000000" fo:font-weight="normal" officeooo:rsid="00de00e2" style:font-weight-asian="normal" style:font-weight-complex="normal"/>
    </style:style>
    <style:style style:name="T280" style:family="text">
      <style:text-properties fo:color="#000000" fo:font-weight="normal" officeooo:rsid="00e0e2b9" style:font-weight-asian="normal" style:font-weight-complex="normal"/>
    </style:style>
    <style:style style:name="T281" style:family="text">
      <style:text-properties fo:color="#000000" fo:font-weight="normal" officeooo:rsid="00e15e75" style:font-weight-asian="normal" style:font-weight-complex="normal"/>
    </style:style>
    <style:style style:name="T282" style:family="text">
      <style:text-properties fo:color="#000000" fo:font-weight="normal" officeooo:rsid="00e27048" style:font-weight-asian="normal" style:font-weight-complex="normal"/>
    </style:style>
    <style:style style:name="T283" style:family="text">
      <style:text-properties fo:color="#000000" fo:font-weight="normal" officeooo:rsid="00e3a44f" style:font-weight-asian="normal" style:font-weight-complex="normal"/>
    </style:style>
    <style:style style:name="T284" style:family="text">
      <style:text-properties fo:color="#000000" fo:font-weight="normal" officeooo:rsid="00e44b5e" style:font-weight-asian="normal" style:font-weight-complex="normal"/>
    </style:style>
    <style:style style:name="T285" style:family="text">
      <style:text-properties fo:color="#000000" fo:font-weight="normal" officeooo:rsid="00e4ddfc" style:font-weight-asian="normal" style:font-weight-complex="normal"/>
    </style:style>
    <style:style style:name="T286" style:family="text">
      <style:text-properties fo:color="#000000" fo:font-weight="normal" officeooo:rsid="00e6876b" style:font-weight-asian="normal" style:font-weight-complex="normal"/>
    </style:style>
    <style:style style:name="T287" style:family="text">
      <style:text-properties fo:color="#000000" fo:font-weight="normal" officeooo:rsid="00e7678c" style:font-weight-asian="normal" style:font-weight-complex="normal"/>
    </style:style>
    <style:style style:name="T288" style:family="text">
      <style:text-properties fo:color="#000000" fo:font-weight="normal" officeooo:rsid="00e87398" style:font-weight-asian="normal" style:font-weight-complex="normal"/>
    </style:style>
    <style:style style:name="T289" style:family="text">
      <style:text-properties fo:color="#000000" fo:font-weight="normal" officeooo:rsid="00e96856" style:font-weight-asian="normal" style:font-weight-complex="normal"/>
    </style:style>
    <style:style style:name="T290" style:family="text">
      <style:text-properties fo:color="#000000" fo:font-weight="normal" officeooo:rsid="00e97bdb" style:font-weight-asian="normal" style:font-weight-complex="normal"/>
    </style:style>
    <style:style style:name="T291" style:family="text">
      <style:text-properties fo:color="#000000" fo:font-weight="normal" officeooo:rsid="00e9bdec" style:font-weight-asian="normal" style:font-weight-complex="normal"/>
    </style:style>
    <style:style style:name="T292" style:family="text">
      <style:text-properties fo:color="#000000" fo:font-weight="normal" officeooo:rsid="00eb01d2" style:font-weight-asian="normal" style:font-weight-complex="normal"/>
    </style:style>
    <style:style style:name="T293" style:family="text">
      <style:text-properties fo:color="#000000" fo:font-weight="normal" officeooo:rsid="00ec3455" style:font-weight-asian="normal" style:font-weight-complex="normal"/>
    </style:style>
    <style:style style:name="T294" style:family="text">
      <style:text-properties fo:color="#000000" fo:font-weight="normal" officeooo:rsid="00ed1d39" style:font-weight-asian="normal" style:font-weight-complex="normal"/>
    </style:style>
    <style:style style:name="T295" style:family="text">
      <style:text-properties fo:color="#000000" fo:font-weight="normal" officeooo:rsid="00f2fa53" style:font-weight-asian="normal" style:font-weight-complex="normal"/>
    </style:style>
    <style:style style:name="T296" style:family="text">
      <style:text-properties fo:color="#000000" fo:font-weight="normal" officeooo:rsid="00f3bc16" style:font-weight-asian="normal" style:font-weight-complex="normal"/>
    </style:style>
    <style:style style:name="T297" style:family="text">
      <style:text-properties fo:color="#000000" fo:font-weight="normal" officeooo:rsid="00f546f5" style:font-weight-asian="normal" style:font-weight-complex="normal"/>
    </style:style>
    <style:style style:name="T298" style:family="text">
      <style:text-properties fo:color="#000000" fo:font-weight="normal" officeooo:rsid="00f95445" style:font-weight-asian="normal" style:font-weight-complex="normal"/>
    </style:style>
    <style:style style:name="T299" style:family="text">
      <style:text-properties fo:color="#000000" fo:font-weight="normal" officeooo:rsid="0188b355" fo:background-color="transparent" loext:char-shading-value="0" style:font-weight-asian="normal" style:font-weight-complex="normal"/>
    </style:style>
    <style:style style:name="T300" style:family="text">
      <style:text-properties fo:color="#000000" fo:font-weight="normal" officeooo:rsid="01a19353" fo:background-color="transparent" loext:char-shading-value="0" style:font-weight-asian="normal" style:font-weight-complex="normal"/>
    </style:style>
    <style:style style:name="T301" style:family="text">
      <style:text-properties fo:color="#000000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302" style:family="text">
      <style:text-properties fo:color="#000000" fo:font-size="11pt" fo:font-weight="normal" officeooo:rsid="0161641a" fo:background-color="transparent" loext:char-shading-value="0" style:font-size-asian="11pt" style:font-weight-asian="normal" style:font-size-complex="11pt" style:font-weight-complex="normal"/>
    </style:style>
    <style:style style:name="T303" style:family="text">
      <style:text-properties fo:color="#000000" fo:font-size="11pt" fo:font-weight="normal" officeooo:rsid="01628eb0" fo:background-color="transparent" loext:char-shading-value="0" style:font-size-asian="11pt" style:font-weight-asian="normal" style:font-size-complex="11pt" style:font-weight-complex="normal"/>
    </style:style>
    <style:style style:name="T304" style:family="text">
      <style:text-properties fo:color="#000000" fo:font-size="11pt" fo:font-weight="normal" officeooo:rsid="0162ad0a" fo:background-color="transparent" loext:char-shading-value="0" style:font-size-asian="11pt" style:font-weight-asian="normal" style:font-size-complex="11pt" style:font-weight-complex="normal"/>
    </style:style>
    <style:style style:name="T305" style:family="text">
      <style:text-properties fo:color="#000000" fo:font-size="11pt" fo:font-weight="normal" officeooo:rsid="016370b9" fo:background-color="transparent" loext:char-shading-value="0" style:font-size-asian="11pt" style:font-weight-asian="normal" style:font-size-complex="11pt" style:font-weight-complex="normal"/>
    </style:style>
    <style:style style:name="T306" style:family="text">
      <style:text-properties fo:color="#000000" fo:font-size="11pt" fo:font-weight="normal" officeooo:rsid="01654f13" fo:background-color="transparent" loext:char-shading-value="0" style:font-size-asian="11pt" style:font-weight-asian="normal" style:font-size-complex="11pt" style:font-weight-complex="normal"/>
    </style:style>
    <style:style style:name="T307" style:family="text">
      <style:text-properties fo:color="#000000" fo:font-size="11pt" fo:font-weight="normal" officeooo:rsid="01666b0f" fo:background-color="transparent" loext:char-shading-value="0" style:font-size-asian="11pt" style:font-weight-asian="normal" style:font-size-complex="11pt" style:font-weight-complex="normal"/>
    </style:style>
    <style:style style:name="T308" style:family="text">
      <style:text-properties fo:color="#000000" fo:font-size="11pt" fo:font-weight="normal" officeooo:rsid="0168639f" fo:background-color="transparent" loext:char-shading-value="0" style:font-size-asian="11pt" style:font-weight-asian="normal" style:font-size-complex="11pt" style:font-weight-complex="normal"/>
    </style:style>
    <style:style style:name="T309" style:family="text">
      <style:text-properties fo:color="#000000" fo:font-size="11pt" fo:font-weight="normal" officeooo:rsid="01695f9e" fo:background-color="transparent" loext:char-shading-value="0" style:font-size-asian="11pt" style:font-weight-asian="normal" style:font-size-complex="11pt" style:font-weight-complex="normal"/>
    </style:style>
    <style:style style:name="T310" style:family="text">
      <style:text-properties fo:color="#000000" fo:font-size="11pt" fo:font-weight="normal" officeooo:rsid="016a9f8c" fo:background-color="transparent" loext:char-shading-value="0" style:font-size-asian="11pt" style:font-weight-asian="normal" style:font-size-complex="11pt" style:font-weight-complex="normal"/>
    </style:style>
    <style:style style:name="T311" style:family="text">
      <style:text-properties fo:color="#000000" fo:font-size="11pt" fo:font-weight="normal" officeooo:rsid="016ad1e3" fo:background-color="transparent" loext:char-shading-value="0" style:font-size-asian="11pt" style:font-weight-asian="normal" style:font-size-complex="11pt" style:font-weight-complex="normal"/>
    </style:style>
    <style:style style:name="T312" style:family="text">
      <style:text-properties fo:color="#000000" fo:font-size="11pt" fo:font-weight="normal" officeooo:rsid="016cb71d" fo:background-color="transparent" loext:char-shading-value="0" style:font-size-asian="11pt" style:font-weight-asian="normal" style:font-size-complex="11pt" style:font-weight-complex="normal"/>
    </style:style>
    <style:style style:name="T313" style:family="text">
      <style:text-properties fo:color="#000000" fo:font-size="11pt" fo:font-weight="normal" officeooo:rsid="016e7c59" fo:background-color="transparent" loext:char-shading-value="0" style:font-size-asian="11pt" style:font-weight-asian="normal" style:font-size-complex="11pt" style:font-weight-complex="normal"/>
    </style:style>
    <style:style style:name="T314" style:family="text">
      <style:text-properties fo:color="#000000" fo:font-size="11pt" fo:font-weight="normal" officeooo:rsid="016ea52e" fo:background-color="transparent" loext:char-shading-value="0" style:font-size-asian="11pt" style:font-weight-asian="normal" style:font-size-complex="11pt" style:font-weight-complex="normal"/>
    </style:style>
    <style:style style:name="T315" style:family="text">
      <style:text-properties fo:color="#000000" fo:font-size="11pt" fo:font-weight="normal" officeooo:rsid="016fac77" fo:background-color="transparent" loext:char-shading-value="0" style:font-size-asian="11pt" style:font-weight-asian="normal" style:font-size-complex="11pt" style:font-weight-complex="normal"/>
    </style:style>
    <style:style style:name="T316" style:family="text">
      <style:text-properties fo:color="#000000" fo:font-size="11pt" fo:font-weight="normal" officeooo:rsid="01713922" fo:background-color="transparent" loext:char-shading-value="0" style:font-size-asian="11pt" style:font-weight-asian="normal" style:font-size-complex="11pt" style:font-weight-complex="normal"/>
    </style:style>
    <style:style style:name="T317" style:family="text">
      <style:text-properties fo:color="#000000" fo:font-size="11pt" fo:font-weight="normal" officeooo:rsid="01732e76" fo:background-color="transparent" loext:char-shading-value="0" style:font-size-asian="11pt" style:font-weight-asian="normal" style:font-size-complex="11pt" style:font-weight-complex="normal"/>
    </style:style>
    <style:style style:name="T318" style:family="text">
      <style:text-properties fo:color="#000000" fo:font-size="11pt" fo:font-weight="normal" officeooo:rsid="01785817" fo:background-color="transparent" loext:char-shading-value="0" style:font-size-asian="11pt" style:font-weight-asian="normal" style:font-size-complex="11pt" style:font-weight-complex="normal"/>
    </style:style>
    <style:style style:name="T319" style:family="text">
      <style:text-properties fo:color="#000000" fo:font-size="11pt" fo:font-weight="normal" officeooo:rsid="017d8052" fo:background-color="transparent" loext:char-shading-value="0" style:font-size-asian="11pt" style:font-weight-asian="normal" style:font-size-complex="11pt" style:font-weight-complex="normal"/>
    </style:style>
    <style:style style:name="T320" style:family="text">
      <style:text-properties fo:color="#000000" fo:font-size="11pt" fo:font-weight="normal" officeooo:rsid="017e2b44" fo:background-color="transparent" loext:char-shading-value="0" style:font-size-asian="11pt" style:font-weight-asian="normal" style:font-size-complex="11pt" style:font-weight-complex="normal"/>
    </style:style>
    <style:style style:name="T321" style:family="text">
      <style:text-properties fo:color="#000000" fo:font-size="11pt" fo:font-weight="normal" officeooo:rsid="017a8c5a" fo:background-color="transparent" loext:char-shading-value="0" style:font-size-asian="11pt" style:font-weight-asian="normal" style:font-size-complex="11pt" style:font-weight-complex="normal"/>
    </style:style>
    <style:style style:name="T322" style:family="text">
      <style:text-properties fo:color="#000000" fo:font-size="11pt" fo:font-weight="normal" officeooo:rsid="017fa937" fo:background-color="transparent" loext:char-shading-value="0" style:font-size-asian="11pt" style:font-weight-asian="normal" style:font-size-complex="11pt" style:font-weight-complex="normal"/>
    </style:style>
    <style:style style:name="T323" style:family="text">
      <style:text-properties fo:color="#000000" fo:font-size="11pt" fo:font-weight="normal" officeooo:rsid="018100a9" fo:background-color="transparent" loext:char-shading-value="0" style:font-size-asian="11pt" style:font-weight-asian="normal" style:font-size-complex="11pt" style:font-weight-complex="normal"/>
    </style:style>
    <style:style style:name="T324" style:family="text">
      <style:text-properties fo:color="#000000" fo:font-size="11pt" fo:font-weight="normal" officeooo:rsid="0183117e" fo:background-color="transparent" loext:char-shading-value="0" style:font-size-asian="11pt" style:font-weight-asian="normal" style:font-size-complex="11pt" style:font-weight-complex="normal"/>
    </style:style>
    <style:style style:name="T325" style:family="text">
      <style:text-properties fo:color="#000000" fo:font-size="11pt" fo:font-weight="normal" officeooo:rsid="0182e5ce" fo:background-color="transparent" loext:char-shading-value="0" style:font-size-asian="11pt" style:font-weight-asian="normal" style:font-size-complex="11pt" style:font-weight-complex="normal"/>
    </style:style>
    <style:style style:name="T326" style:family="text">
      <style:text-properties fo:color="#000000" fo:font-size="11pt" fo:font-weight="normal" officeooo:rsid="01832a25" fo:background-color="transparent" loext:char-shading-value="0" style:font-size-asian="11pt" style:font-weight-asian="normal" style:font-size-complex="11pt" style:font-weight-complex="normal"/>
    </style:style>
    <style:style style:name="T327" style:family="text">
      <style:text-properties fo:color="#000000" fo:font-size="11pt" fo:font-weight="normal" officeooo:rsid="0184a934" fo:background-color="transparent" loext:char-shading-value="0" style:font-size-asian="11pt" style:font-weight-asian="normal" style:font-size-complex="11pt" style:font-weight-complex="normal"/>
    </style:style>
    <style:style style:name="T328" style:family="text">
      <style:text-properties fo:color="#000000" fo:font-size="11pt" fo:font-weight="normal" officeooo:rsid="01851051" fo:background-color="transparent" loext:char-shading-value="0" style:font-size-asian="11pt" style:font-weight-asian="normal" style:font-size-complex="11pt" style:font-weight-complex="normal"/>
    </style:style>
    <style:style style:name="T329" style:family="text">
      <style:text-properties fo:color="#000000" fo:font-size="11pt" fo:font-weight="normal" officeooo:rsid="018756a3" fo:background-color="transparent" loext:char-shading-value="0" style:font-size-asian="11pt" style:font-weight-asian="normal" style:font-size-complex="11pt" style:font-weight-complex="normal"/>
    </style:style>
    <style:style style:name="T330" style:family="text">
      <style:text-properties fo:color="#000000" fo:font-size="11pt" fo:font-weight="normal" officeooo:rsid="0188b355" fo:background-color="transparent" loext:char-shading-value="0" style:font-size-asian="11pt" style:font-weight-asian="normal" style:font-size-complex="11pt" style:font-weight-complex="normal"/>
    </style:style>
    <style:style style:name="T331" style:family="text">
      <style:text-properties fo:color="#000000" fo:font-size="11pt" fo:font-weight="bold" officeooo:rsid="0161641a" fo:background-color="transparent" loext:char-shading-value="0" style:font-size-asian="11pt" style:font-weight-asian="bold" style:font-size-complex="11pt" style:font-weight-complex="bold"/>
    </style:style>
    <style:style style:name="T332" style:family="text">
      <style:text-properties fo:color="#000000" fo:font-size="11pt" fo:font-weight="bold" officeooo:rsid="01654f13" fo:background-color="transparent" loext:char-shading-value="0" style:font-size-asian="11pt" style:font-weight-asian="bold" style:font-size-complex="11pt" style:font-weight-complex="bold"/>
    </style:style>
    <style:style style:name="T333" style:family="text">
      <style:text-properties fo:color="#000000" fo:font-size="11pt" fo:font-weight="bold" officeooo:rsid="016e7c59" fo:background-color="transparent" loext:char-shading-value="0" style:font-size-asian="11pt" style:font-weight-asian="bold" style:font-size-complex="11pt" style:font-weight-complex="bold"/>
    </style:style>
    <style:style style:name="T334" style:family="text">
      <style:text-properties fo:color="#000000" style:font-name="Liberation Sans1" fo:font-size="11pt" fo:font-weight="normal" officeooo:rsid="0188b355" fo:background-color="transparent" loext:char-shading-value="0" style:font-size-asian="11pt" style:font-weight-asian="normal" style:font-size-complex="11pt" style:font-weight-complex="normal"/>
    </style:style>
    <style:style style:name="T335" style:family="text">
      <style:text-properties fo:color="#000000" style:font-name="Liberation Sans1" fo:font-size="11pt" fo:font-weight="normal" officeooo:rsid="0189f40b" fo:background-color="transparent" loext:char-shading-value="0" style:font-size-asian="11pt" style:font-weight-asian="normal" style:font-size-complex="11pt" style:font-weight-complex="normal"/>
    </style:style>
    <style:style style:name="T336" style:family="text">
      <style:text-properties fo:color="#000000" style:font-name="Liberation Sans1" fo:font-size="11pt" fo:font-weight="normal" officeooo:rsid="018d6319" fo:background-color="transparent" loext:char-shading-value="0" style:font-size-asian="11pt" style:font-weight-asian="normal" style:font-size-complex="11pt" style:font-weight-complex="normal"/>
    </style:style>
    <style:style style:name="T337" style:family="text">
      <style:text-properties fo:color="#000000" style:font-name="Liberation Sans1" fo:font-size="11pt" fo:font-weight="normal" officeooo:rsid="018e8e1e" fo:background-color="transparent" loext:char-shading-value="0" style:font-size-asian="11pt" style:font-weight-asian="normal" style:font-size-complex="11pt" style:font-weight-complex="normal"/>
    </style:style>
    <style:style style:name="T338" style:family="text">
      <style:text-properties fo:color="#000000" style:font-name="Liberation Sans1" fo:font-size="11pt" fo:font-weight="normal" officeooo:rsid="01cb5b03" fo:background-color="transparent" loext:char-shading-value="0" style:font-size-asian="11pt" style:font-weight-asian="normal" style:font-size-complex="11pt" style:font-weight-complex="normal"/>
    </style:style>
    <style:style style:name="T339" style:family="text">
      <style:text-properties fo:color="#000000" style:font-name="Liberation Sans1" fo:font-size="11pt" fo:font-weight="normal" officeooo:rsid="018f6fef" fo:background-color="transparent" loext:char-shading-value="0" style:font-size-asian="11pt" style:font-weight-asian="normal" style:font-size-complex="11pt" style:font-weight-complex="normal"/>
    </style:style>
    <style:style style:name="T340" style:family="text">
      <style:text-properties fo:color="#000000" style:font-name="Liberation Sans1" fo:font-size="11pt" fo:font-weight="normal" officeooo:rsid="0190fd6e" fo:background-color="transparent" loext:char-shading-value="0" style:font-size-asian="11pt" style:font-weight-asian="normal" style:font-size-complex="11pt" style:font-weight-complex="normal"/>
    </style:style>
    <style:style style:name="T341" style:family="text">
      <style:text-properties fo:color="#000000" style:font-name="Liberation Sans1" fo:font-size="11pt" fo:font-weight="normal" officeooo:rsid="01925bcb" fo:background-color="transparent" loext:char-shading-value="0" style:font-size-asian="11pt" style:font-weight-asian="normal" style:font-size-complex="11pt" style:font-weight-complex="normal"/>
    </style:style>
    <style:style style:name="T342" style:family="text">
      <style:text-properties fo:color="#000000" style:font-name="Liberation Sans1" fo:font-size="11pt" fo:font-weight="normal" officeooo:rsid="01c8caa3" fo:background-color="transparent" loext:char-shading-value="0" style:font-size-asian="11pt" style:font-weight-asian="normal" style:font-size-complex="11pt" style:font-weight-complex="normal"/>
    </style:style>
    <style:style style:name="T343" style:family="text">
      <style:text-properties fo:color="#000000" style:font-name="Liberation Sans1" fo:font-size="11pt" fo:font-weight="normal" officeooo:rsid="0192fd37" fo:background-color="transparent" loext:char-shading-value="0" style:font-size-asian="11pt" style:font-weight-asian="normal" style:font-size-complex="11pt" style:font-weight-complex="normal"/>
    </style:style>
    <style:style style:name="T344" style:family="text">
      <style:text-properties fo:color="#000000" style:font-name="Liberation Sans1" fo:font-size="11pt" fo:font-weight="normal" officeooo:rsid="0194d211" fo:background-color="transparent" loext:char-shading-value="0" style:font-size-asian="11pt" style:font-weight-asian="normal" style:font-size-complex="11pt" style:font-weight-complex="normal"/>
    </style:style>
    <style:style style:name="T345" style:family="text">
      <style:text-properties fo:color="#000000" style:font-name="Liberation Sans1" fo:font-size="11pt" fo:font-weight="normal" officeooo:rsid="01cc16e0" fo:background-color="transparent" loext:char-shading-value="0" style:font-size-asian="11pt" style:font-weight-asian="normal" style:font-size-complex="11pt" style:font-weight-complex="normal"/>
    </style:style>
    <style:style style:name="T346" style:family="text">
      <style:text-properties fo:color="#000000" style:font-name="Liberation Sans1" fo:font-size="11pt" fo:font-weight="normal" officeooo:rsid="01ce1446" fo:background-color="transparent" loext:char-shading-value="0" style:font-size-asian="11pt" style:font-weight-asian="normal" style:font-size-complex="11pt" style:font-weight-complex="normal"/>
    </style:style>
    <style:style style:name="T347" style:family="text">
      <style:text-properties fo:color="#000000" style:font-name="Liberation Sans1" fo:font-size="11pt" fo:font-weight="normal" officeooo:rsid="01946554" fo:background-color="transparent" loext:char-shading-value="0" style:font-size-asian="11pt" style:font-weight-asian="normal" style:font-size-complex="11pt" style:font-weight-complex="normal"/>
    </style:style>
    <style:style style:name="T348" style:family="text">
      <style:text-properties fo:color="#000000" style:font-name="Liberation Sans1" fo:font-size="11pt" fo:font-weight="normal" officeooo:rsid="0195ce88" fo:background-color="transparent" loext:char-shading-value="0" style:font-size-asian="11pt" style:font-weight-asian="normal" style:font-size-complex="11pt" style:font-weight-complex="normal"/>
    </style:style>
    <style:style style:name="T349" style:family="text">
      <style:text-properties fo:color="#000000" style:font-name="Liberation Sans1" fo:font-size="11pt" fo:font-weight="normal" officeooo:rsid="01947348" fo:background-color="transparent" loext:char-shading-value="0" style:font-size-asian="11pt" style:font-weight-asian="normal" style:font-size-complex="11pt" style:font-weight-complex="normal"/>
    </style:style>
    <style:style style:name="T350" style:family="text">
      <style:text-properties fo:color="#000000" style:font-name="Liberation Sans1" fo:font-size="11pt" fo:font-weight="normal" officeooo:rsid="019790cf" fo:background-color="transparent" loext:char-shading-value="0" style:font-size-asian="11pt" style:font-weight-asian="normal" style:font-size-complex="11pt" style:font-weight-complex="normal"/>
    </style:style>
    <style:style style:name="T351" style:family="text">
      <style:text-properties fo:color="#000000" style:font-name="Liberation Sans1" fo:font-size="11pt" fo:font-weight="normal" officeooo:rsid="01991612" fo:background-color="transparent" loext:char-shading-value="0" style:font-size-asian="11pt" style:font-weight-asian="normal" style:font-size-complex="11pt" style:font-weight-complex="normal"/>
    </style:style>
    <style:style style:name="T352" style:family="text">
      <style:text-properties fo:color="#000000" style:font-name="Liberation Sans1" fo:font-size="11pt" fo:font-weight="normal" officeooo:rsid="019a9e0d" fo:background-color="transparent" loext:char-shading-value="0" style:font-size-asian="11pt" style:font-weight-asian="normal" style:font-size-complex="11pt" style:font-weight-complex="normal"/>
    </style:style>
    <style:style style:name="T353" style:family="text">
      <style:text-properties fo:color="#000000" style:font-name="Liberation Sans1" fo:font-size="11pt" fo:font-weight="normal" officeooo:rsid="019ebe73" fo:background-color="transparent" loext:char-shading-value="0" style:font-size-asian="11pt" style:font-weight-asian="normal" style:font-size-complex="11pt" style:font-weight-complex="normal"/>
    </style:style>
    <style:style style:name="T354" style:family="text">
      <style:text-properties fo:color="#000000" style:font-name="Liberation Sans1" fo:font-size="11pt" fo:font-weight="normal" officeooo:rsid="019c3bac" fo:background-color="transparent" loext:char-shading-value="0" style:font-size-asian="11pt" style:font-weight-asian="normal" style:font-size-complex="11pt" style:font-weight-complex="normal"/>
    </style:style>
    <style:style style:name="T355" style:family="text">
      <style:text-properties fo:color="#000000" style:font-name="Liberation Sans1" fo:font-size="11pt" fo:font-weight="normal" officeooo:rsid="019e052b" fo:background-color="transparent" loext:char-shading-value="0" style:font-size-asian="11pt" style:font-weight-asian="normal" style:font-size-complex="11pt" style:font-weight-complex="normal"/>
    </style:style>
    <style:style style:name="T356" style:family="text">
      <style:text-properties fo:color="#000000" style:font-name="Liberation Sans1" fo:font-size="11pt" fo:font-weight="normal" officeooo:rsid="019b9dc4" fo:background-color="transparent" loext:char-shading-value="0" style:font-size-asian="11pt" style:font-weight-asian="normal" style:font-size-complex="11pt" style:font-weight-complex="normal"/>
    </style:style>
    <style:style style:name="T357" style:family="text">
      <style:text-properties fo:color="#000000" style:font-name="Liberation Sans1" fo:font-size="11pt" fo:font-weight="normal" officeooo:rsid="01a04e3e" fo:background-color="transparent" loext:char-shading-value="0" style:font-size-asian="11pt" style:font-weight-asian="normal" style:font-size-complex="11pt" style:font-weight-complex="normal"/>
    </style:style>
    <style:style style:name="T358" style:family="text">
      <style:text-properties fo:color="#000000" style:font-name="Liberation Sans1" fo:font-size="11pt" fo:font-weight="normal" officeooo:rsid="01a08438" fo:background-color="transparent" loext:char-shading-value="0" style:font-size-asian="11pt" style:font-weight-asian="normal" style:font-size-complex="11pt" style:font-weight-complex="normal"/>
    </style:style>
    <style:style style:name="T359" style:family="text">
      <style:text-properties fo:color="#000000" style:font-name="Liberation Sans1" fo:font-size="11pt" fo:font-weight="normal" officeooo:rsid="01a19353" fo:background-color="transparent" loext:char-shading-value="0" style:font-size-asian="11pt" style:font-weight-asian="normal" style:font-size-complex="11pt" style:font-weight-complex="normal"/>
    </style:style>
    <style:style style:name="T360" style:family="text">
      <style:text-properties fo:color="#ff8000" fo:font-weight="bold" officeooo:rsid="00e3a44f" style:font-weight-asian="bold" style:font-weight-complex="bold"/>
    </style:style>
    <style:style style:name="T361" style:family="text">
      <style:text-properties fo:color="#ff8000" fo:font-weight="bold" officeooo:rsid="00ed1d39" style:font-weight-asian="bold" style:font-weight-complex="bold"/>
    </style:style>
    <style:style style:name="T362" style:family="text">
      <style:text-properties fo:color="#ff8000" style:font-name="Liberation Sans1" fo:font-size="11pt" fo:language="en" fo:country="US" officeooo:rsid="022b9377" style:font-size-asian="11pt" style:font-size-complex="11pt"/>
    </style:style>
    <style:style style:name="T363" style:family="text">
      <style:text-properties fo:color="#ff8000" style:font-name="Liberation Sans1" fo:font-size="11pt" fo:language="en" fo:country="US" fo:font-style="italic" fo:font-weight="bold" officeooo:rsid="02504686" fo:background-color="transparent" loext:char-shading-value="0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364" style:family="text">
      <style:text-properties fo:color="#ff8000" style:font-name="Liberation Sans1" fo:font-size="11pt" style:font-size-asian="11pt" style:font-size-complex="11pt"/>
    </style:style>
    <style:style style:name="T365" style:family="text">
      <style:text-properties fo:color="#ff8000" style:font-name="Liberation Sans1" fo:font-size="11pt" officeooo:rsid="0772b51b" style:font-size-asian="11pt" style:font-size-complex="11pt"/>
    </style:style>
    <style:style style:name="T366" style:family="text">
      <style:text-properties fo:color="#ff8000" style:font-name="Liberation Sans1" fo:font-size="11pt" officeooo:rsid="01f63d6e" style:font-size-asian="11pt" style:font-size-complex="11pt"/>
    </style:style>
    <style:style style:name="T367" style:family="text">
      <style:text-properties fo:color="#ff8000" style:font-name="Liberation Sans1" fo:font-size="11pt" fo:font-style="italic" fo:font-weight="bold" officeooo:rsid="01e795d6" fo:background-color="transparent" loext:char-shading-value="0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368" style:family="text">
      <style:text-properties fo:color="#ff8000" style:font-name="Liberation Sans1" fo:font-size="11pt" fo:font-style="italic" fo:font-weight="bold" officeooo:rsid="02119adf" fo:background-color="transparent" loext:char-shading-value="0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369" style:family="text">
      <style:text-properties officeooo:rsid="00f546f5"/>
    </style:style>
    <style:style style:name="T370" style:family="text">
      <style:text-properties officeooo:rsid="00f76496"/>
    </style:style>
    <style:style style:name="T371" style:family="text">
      <style:text-properties officeooo:rsid="00f83657"/>
    </style:style>
    <style:style style:name="T372" style:family="text">
      <style:text-properties fo:font-weight="normal" fo:background-color="transparent" loext:char-shading-value="0" style:font-weight-asian="normal" style:font-weight-complex="normal"/>
    </style:style>
    <style:style style:name="T373" style:family="text">
      <style:text-properties fo:font-weight="normal" officeooo:rsid="0253eca6" fo:background-color="transparent" loext:char-shading-value="0" style:font-weight-asian="normal" style:font-weight-complex="normal"/>
    </style:style>
    <style:style style:name="T374" style:family="text">
      <style:text-properties fo:font-weight="normal" officeooo:rsid="0254497c" fo:background-color="transparent" loext:char-shading-value="0" style:font-weight-asian="normal" style:font-weight-complex="normal"/>
    </style:style>
    <style:style style:name="T375" style:family="text">
      <style:text-properties fo:font-weight="normal" officeooo:rsid="025c2169" fo:background-color="transparent" loext:char-shading-value="0" style:font-weight-asian="normal" style:font-weight-complex="normal"/>
    </style:style>
    <style:style style:name="T376" style:family="text">
      <style:text-properties fo:font-weight="normal" officeooo:rsid="025ccf72" fo:background-color="transparent" loext:char-shading-value="0" style:font-weight-asian="normal" style:font-weight-complex="normal"/>
    </style:style>
    <style:style style:name="T377" style:family="text">
      <style:text-properties fo:font-weight="normal" officeooo:rsid="025f1d3d" fo:background-color="transparent" loext:char-shading-value="0" style:font-weight-asian="normal" style:font-weight-complex="normal"/>
    </style:style>
    <style:style style:name="T378" style:family="text">
      <style:text-properties fo:font-weight="normal" officeooo:rsid="025f7bf3" fo:background-color="transparent" loext:char-shading-value="0" style:font-weight-asian="normal" style:font-weight-complex="normal"/>
    </style:style>
    <style:style style:name="T379" style:family="text">
      <style:text-properties fo:font-weight="normal" officeooo:rsid="02608f8c" fo:background-color="transparent" loext:char-shading-value="0" style:font-weight-asian="normal" style:font-weight-complex="normal"/>
    </style:style>
    <style:style style:name="T380" style:family="text">
      <style:text-properties fo:font-weight="normal" officeooo:rsid="0261756d" fo:background-color="transparent" loext:char-shading-value="0" style:font-weight-asian="normal" style:font-weight-complex="normal"/>
    </style:style>
    <style:style style:name="T381" style:family="text">
      <style:text-properties fo:font-weight="normal" officeooo:rsid="026391dd" fo:background-color="transparent" loext:char-shading-value="0" style:font-weight-asian="normal" style:font-weight-complex="normal"/>
    </style:style>
    <style:style style:name="T382" style:family="text">
      <style:text-properties fo:font-weight="normal" officeooo:rsid="0264fe74" fo:background-color="transparent" loext:char-shading-value="0" style:font-weight-asian="normal" style:font-weight-complex="normal"/>
    </style:style>
    <style:style style:name="T383" style:family="text">
      <style:text-properties fo:font-weight="normal" officeooo:rsid="0266ed6b" fo:background-color="transparent" loext:char-shading-value="0" style:font-weight-asian="normal" style:font-weight-complex="normal"/>
    </style:style>
    <style:style style:name="T384" style:family="text">
      <style:text-properties fo:font-weight="normal" officeooo:rsid="02687705" fo:background-color="transparent" loext:char-shading-value="0" style:font-weight-asian="normal" style:font-weight-complex="normal"/>
    </style:style>
    <style:style style:name="T385" style:family="text">
      <style:text-properties fo:font-weight="normal" officeooo:rsid="026a310e" fo:background-color="transparent" loext:char-shading-value="0" style:font-weight-asian="normal" style:font-weight-complex="normal"/>
    </style:style>
    <style:style style:name="T386" style:family="text">
      <style:text-properties fo:font-weight="normal" officeooo:rsid="026b423c" fo:background-color="transparent" loext:char-shading-value="0" style:font-weight-asian="normal" style:font-weight-complex="normal"/>
    </style:style>
    <style:style style:name="T387" style:family="text">
      <style:text-properties fo:font-weight="normal" officeooo:rsid="026c6e75" fo:background-color="transparent" loext:char-shading-value="0" style:font-weight-asian="normal" style:font-weight-complex="normal"/>
    </style:style>
    <style:style style:name="T388" style:family="text">
      <style:text-properties fo:font-weight="normal" officeooo:rsid="026f5f5d" fo:background-color="transparent" loext:char-shading-value="0" style:font-weight-asian="normal" style:font-weight-complex="normal"/>
    </style:style>
    <style:style style:name="T389" style:family="text">
      <style:text-properties fo:font-weight="normal" officeooo:rsid="02763548" fo:background-color="transparent" loext:char-shading-value="0" style:font-weight-asian="normal" style:font-weight-complex="normal"/>
    </style:style>
    <style:style style:name="T390" style:family="text">
      <style:text-properties fo:font-weight="normal" officeooo:rsid="02782e02" fo:background-color="transparent" loext:char-shading-value="0" style:font-weight-asian="normal" style:font-weight-complex="normal"/>
    </style:style>
    <style:style style:name="T391" style:family="text">
      <style:text-properties fo:color="#c9211e"/>
    </style:style>
    <style:style style:name="T392" style:family="text">
      <style:text-properties fo:color="#c9211e" officeooo:rsid="00061842"/>
    </style:style>
    <style:style style:name="T393" style:family="text">
      <style:text-properties fo:color="#c9211e" officeooo:rsid="00078cfa"/>
    </style:style>
    <style:style style:name="T394" style:family="text">
      <style:text-properties fo:font-size="14.1000003814697pt" fo:font-weight="bold" officeooo:rsid="00940caa" style:font-name-asian="Microsoft YaHei" style:font-size-asian="14.1000003814697pt" style:font-weight-asian="bold" style:font-name-complex="Mangal" style:font-size-complex="14.1000003814697pt" style:font-weight-complex="bold"/>
    </style:style>
    <style:style style:name="T395" style:family="text">
      <style:text-properties officeooo:rsid="0121fdf8"/>
    </style:style>
    <style:style style:name="T396" style:family="text">
      <style:text-properties officeooo:rsid="012d633f"/>
    </style:style>
    <style:style style:name="T397" style:family="text">
      <style:text-properties officeooo:rsid="012de039"/>
    </style:style>
    <style:style style:name="T398" style:family="text">
      <style:text-properties officeooo:rsid="012e7705"/>
    </style:style>
    <style:style style:name="T399" style:family="text">
      <style:text-properties officeooo:rsid="012f8d8f"/>
    </style:style>
    <style:style style:name="T400" style:family="text">
      <style:text-properties officeooo:rsid="0130edc0"/>
    </style:style>
    <style:style style:name="T401" style:family="text">
      <style:text-properties officeooo:rsid="01314ac6"/>
    </style:style>
    <style:style style:name="T402" style:family="text">
      <style:text-properties officeooo:rsid="013209a3"/>
    </style:style>
    <style:style style:name="T403" style:family="text">
      <style:text-properties officeooo:rsid="0132c344"/>
    </style:style>
    <style:style style:name="T404" style:family="text">
      <style:text-properties officeooo:rsid="0132fc58"/>
    </style:style>
    <style:style style:name="T405" style:family="text">
      <style:text-properties officeooo:rsid="01363e6e"/>
    </style:style>
    <style:style style:name="T406" style:family="text">
      <style:text-properties officeooo:rsid="013796fc"/>
    </style:style>
    <style:style style:name="T407" style:family="text">
      <style:text-properties officeooo:rsid="01398435"/>
    </style:style>
    <style:style style:name="T408" style:family="text">
      <style:text-properties officeooo:rsid="013df21f"/>
    </style:style>
    <style:style style:name="T409" style:family="text">
      <style:text-properties officeooo:rsid="013f62a7"/>
    </style:style>
    <style:style style:name="T410" style:family="text">
      <style:text-properties officeooo:rsid="0140f1ca"/>
    </style:style>
    <style:style style:name="T411" style:family="text">
      <style:text-properties officeooo:rsid="01426697"/>
    </style:style>
    <style:style style:name="T412" style:family="text">
      <style:text-properties officeooo:rsid="014545a3"/>
    </style:style>
    <style:style style:name="T413" style:family="text">
      <style:text-properties officeooo:rsid="0146538b"/>
    </style:style>
    <style:style style:name="T414" style:family="text">
      <style:text-properties officeooo:rsid="01466070"/>
    </style:style>
    <style:style style:name="T415" style:family="text">
      <style:text-properties officeooo:rsid="014783a1"/>
    </style:style>
    <style:style style:name="T416" style:family="text">
      <style:text-properties officeooo:rsid="0149117e"/>
    </style:style>
    <style:style style:name="T417" style:family="text">
      <style:text-properties officeooo:rsid="014b0aeb"/>
    </style:style>
    <style:style style:name="T418" style:family="text">
      <style:text-properties officeooo:rsid="0152b5d8"/>
    </style:style>
    <style:style style:name="T419" style:family="text">
      <style:text-properties officeooo:rsid="015646a7"/>
    </style:style>
    <style:style style:name="T420" style:family="text">
      <style:text-properties officeooo:rsid="015a42e0"/>
    </style:style>
    <style:style style:name="T421" style:family="text">
      <style:text-properties officeooo:rsid="015a9201"/>
    </style:style>
    <style:style style:name="T422" style:family="text">
      <style:text-properties officeooo:rsid="015b8397"/>
    </style:style>
    <style:style style:name="T423" style:family="text">
      <style:text-properties officeooo:rsid="015be92a"/>
    </style:style>
    <style:style style:name="T424" style:family="text">
      <style:text-properties officeooo:rsid="015cc0fa"/>
    </style:style>
    <style:style style:name="T425" style:family="text">
      <style:text-properties officeooo:rsid="015cddbb"/>
    </style:style>
    <style:style style:name="T426" style:family="text">
      <style:text-properties officeooo:rsid="015dad68"/>
    </style:style>
    <style:style style:name="T427" style:family="text">
      <style:text-properties officeooo:rsid="015de17d"/>
    </style:style>
    <style:style style:name="T428" style:family="text">
      <style:text-properties officeooo:rsid="015fece1"/>
    </style:style>
    <style:style style:name="T429" style:family="text">
      <style:text-properties fo:color="#55308d" fo:font-size="11pt" fo:font-weight="bold" officeooo:rsid="0184a934" fo:background-color="transparent" loext:char-shading-value="0" style:font-size-asian="11pt" style:font-weight-asian="bold" style:font-size-complex="11pt" style:font-weight-complex="bold"/>
    </style:style>
    <style:style style:name="T430" style:family="text">
      <style:text-properties style:font-name="Liberation Sans1" fo:font-size="11pt" style:font-size-asian="11pt" style:font-size-complex="11pt"/>
    </style:style>
    <style:style style:name="T431" style:family="text">
      <style:text-properties style:font-name="Liberation Sans1" fo:font-size="11pt" officeooo:rsid="01a40f2a" style:font-size-asian="11pt" style:font-size-complex="11pt"/>
    </style:style>
    <style:style style:name="T432" style:family="text">
      <style:text-properties style:font-name="Liberation Sans1" fo:font-size="11pt" officeooo:rsid="01a5febb" style:font-size-asian="11pt" style:font-size-complex="11pt"/>
    </style:style>
    <style:style style:name="T433" style:family="text">
      <style:text-properties style:font-name="Liberation Sans1" fo:font-size="11pt" officeooo:rsid="01a937cf" style:font-size-asian="11pt" style:font-size-complex="11pt"/>
    </style:style>
    <style:style style:name="T434" style:family="text">
      <style:text-properties style:font-name="Liberation Sans1" fo:font-size="11pt" officeooo:rsid="01aadcd4" style:font-size-asian="11pt" style:font-size-complex="11pt"/>
    </style:style>
    <style:style style:name="T435" style:family="text">
      <style:text-properties style:font-name="Liberation Sans1" fo:font-size="11pt" officeooo:rsid="01ac830a" style:font-size-asian="11pt" style:font-size-complex="11pt"/>
    </style:style>
    <style:style style:name="T436" style:family="text">
      <style:text-properties style:font-name="Liberation Sans1" fo:font-size="11pt" officeooo:rsid="01adec53" style:font-size-asian="11pt" style:font-size-complex="11pt"/>
    </style:style>
    <style:style style:name="T437" style:family="text">
      <style:text-properties style:font-name="Liberation Sans1" fo:font-size="11pt" officeooo:rsid="01b0ac56" style:font-size-asian="11pt" style:font-size-complex="11pt"/>
    </style:style>
    <style:style style:name="T438" style:family="text">
      <style:text-properties style:font-name="Liberation Sans1" fo:font-size="11pt" officeooo:rsid="01b5c995" style:font-size-asian="11pt" style:font-size-complex="11pt"/>
    </style:style>
    <style:style style:name="T439" style:family="text">
      <style:text-properties style:font-name="Liberation Sans1" fo:font-size="11pt" officeooo:rsid="01bc0e52" style:font-size-asian="11pt" style:font-size-complex="11pt"/>
    </style:style>
    <style:style style:name="T440" style:family="text">
      <style:text-properties style:font-name="Liberation Sans1" fo:font-size="11pt" officeooo:rsid="01b0ce4b" style:font-size-asian="11pt" style:font-size-complex="11pt"/>
    </style:style>
    <style:style style:name="T441" style:family="text">
      <style:text-properties style:font-name="Liberation Sans1" fo:font-size="11pt" officeooo:rsid="01b18bb7" style:font-size-asian="11pt" style:font-size-complex="11pt"/>
    </style:style>
    <style:style style:name="T442" style:family="text">
      <style:text-properties style:font-name="Liberation Sans1" fo:font-size="11pt" officeooo:rsid="01ba57fa" style:font-size-asian="11pt" style:font-size-complex="11pt"/>
    </style:style>
    <style:style style:name="T443" style:family="text">
      <style:text-properties style:font-name="Liberation Sans1" fo:font-size="11pt" officeooo:rsid="01be0749" style:font-size-asian="11pt" style:font-size-complex="11pt"/>
    </style:style>
    <style:style style:name="T444" style:family="text">
      <style:text-properties style:font-name="Liberation Sans1" fo:font-size="11pt" officeooo:rsid="01c06f2b" style:font-size-asian="11pt" style:font-size-complex="11pt"/>
    </style:style>
    <style:style style:name="T445" style:family="text">
      <style:text-properties style:font-name="Liberation Sans1" fo:font-size="11pt" officeooo:rsid="01c07c21" style:font-size-asian="11pt" style:font-size-complex="11pt"/>
    </style:style>
    <style:style style:name="T446" style:family="text">
      <style:text-properties style:font-name="Liberation Sans1" fo:font-size="11pt" officeooo:rsid="01bf0201" style:font-size-asian="11pt" style:font-size-complex="11pt"/>
    </style:style>
    <style:style style:name="T447" style:family="text">
      <style:text-properties style:font-name="Liberation Sans1" fo:font-size="11pt" officeooo:rsid="01c2720d" style:font-size-asian="11pt" style:font-size-complex="11pt"/>
    </style:style>
    <style:style style:name="T448" style:family="text">
      <style:text-properties style:font-name="Liberation Sans1" fo:font-size="11pt" officeooo:rsid="01c2b700" style:font-size-asian="11pt" style:font-size-complex="11pt"/>
    </style:style>
    <style:style style:name="T449" style:family="text">
      <style:text-properties style:font-name="Liberation Sans1" fo:font-size="11pt" officeooo:rsid="01c596ee" style:font-size-asian="11pt" style:font-size-complex="11pt"/>
    </style:style>
    <style:style style:name="T450" style:family="text">
      <style:text-properties style:font-name="Liberation Sans1" fo:font-size="11pt" officeooo:rsid="01c3ed48" style:font-size-asian="11pt" style:font-size-complex="11pt"/>
    </style:style>
    <style:style style:name="T451" style:family="text">
      <style:text-properties style:font-name="Liberation Sans1" fo:font-size="11pt" officeooo:rsid="01c6b1c7" style:font-size-asian="11pt" style:font-size-complex="11pt"/>
    </style:style>
    <style:style style:name="T452" style:family="text">
      <style:text-properties style:font-name="Liberation Sans1" fo:font-size="11pt" officeooo:rsid="01c7633d" style:font-size-asian="11pt" style:font-size-complex="11pt"/>
    </style:style>
    <style:style style:name="T453" style:family="text">
      <style:text-properties style:font-name="Liberation Sans1" fo:font-size="11pt" officeooo:rsid="01d56312" fo:background-color="transparent" loext:char-shading-value="0" style:font-size-asian="11pt" style:font-size-complex="11pt"/>
    </style:style>
    <style:style style:name="T454" style:family="text">
      <style:text-properties style:font-name="Liberation Sans1" fo:font-size="11pt" officeooo:rsid="078acd3d" fo:background-color="transparent" loext:char-shading-value="0" style:font-size-asian="11pt" style:font-size-complex="11pt"/>
    </style:style>
    <style:style style:name="T455" style:family="text">
      <style:text-properties style:font-name="Liberation Sans1" fo:font-size="11pt" officeooo:rsid="01e93d8d" fo:background-color="transparent" loext:char-shading-value="0" style:font-size-asian="11pt" style:font-size-complex="11pt"/>
    </style:style>
    <style:style style:name="T456" style:family="text">
      <style:text-properties style:font-name="Liberation Sans1" fo:font-size="11pt" officeooo:rsid="01eab034" fo:background-color="transparent" loext:char-shading-value="0" style:font-size-asian="11pt" style:font-size-complex="11pt"/>
    </style:style>
    <style:style style:name="T457" style:family="text">
      <style:text-properties style:font-name="Liberation Sans1" fo:font-size="11pt" fo:font-weight="bold" officeooo:rsid="01eae8fa" fo:background-color="transparent" loext:char-shading-value="0" style:font-size-asian="11pt" style:font-weight-asian="bold" style:font-size-complex="11pt" style:font-weight-complex="bold"/>
    </style:style>
    <style:style style:name="T458" style:family="text">
      <style:text-properties style:font-name="Liberation Sans1" fo:font-size="11pt" fo:font-weight="bold" officeooo:rsid="01f92335" fo:background-color="transparent" loext:char-shading-value="0" style:font-size-asian="11pt" style:font-weight-asian="bold" style:font-size-complex="11pt" style:font-weight-complex="bold"/>
    </style:style>
    <style:style style:name="T459" style:family="text">
      <style:text-properties style:font-name="Liberation Sans1" fo:font-size="11pt" fo:font-weight="bold" officeooo:rsid="01ecd916" fo:background-color="transparent" loext:char-shading-value="0" style:font-size-asian="11pt" style:font-weight-asian="bold" style:font-size-complex="11pt" style:font-weight-complex="bold"/>
    </style:style>
    <style:style style:name="T460" style:family="text">
      <style:text-properties style:font-name="Liberation Sans1" fo:font-size="11pt" fo:font-weight="bold" officeooo:rsid="01eec647" fo:background-color="transparent" loext:char-shading-value="0" style:font-size-asian="11pt" style:font-weight-asian="bold" style:font-size-complex="11pt" style:font-weight-complex="bold"/>
    </style:style>
    <style:style style:name="T461" style:family="text">
      <style:text-properties officeooo:rsid="0772b51b"/>
    </style:style>
    <style:style style:name="T462" style:family="text">
      <style:text-properties officeooo:rsid="01f63d6e"/>
    </style:style>
    <style:style style:name="T463" style:family="text">
      <style:text-properties officeooo:rsid="01fd4b2b"/>
    </style:style>
    <style:style style:name="T464" style:family="text">
      <style:text-properties officeooo:rsid="01fdd782"/>
    </style:style>
    <style:style style:name="T465" style:family="text">
      <style:text-properties officeooo:rsid="01ff95df"/>
    </style:style>
    <style:style style:name="T466" style:family="text">
      <style:text-properties officeooo:rsid="02005720"/>
    </style:style>
    <style:style style:name="T467" style:family="text">
      <style:text-properties officeooo:rsid="02016bb3"/>
    </style:style>
    <style:style style:name="T468" style:family="text">
      <style:text-properties officeooo:rsid="020dbc61"/>
    </style:style>
    <style:style style:name="T469" style:family="text">
      <style:text-properties officeooo:rsid="022b9377"/>
    </style:style>
    <style:style style:name="T470" style:family="text">
      <style:text-properties officeooo:rsid="023a0b44"/>
    </style:style>
    <style:style style:name="T471" style:family="text">
      <style:text-properties officeooo:rsid="023b8b49"/>
    </style:style>
    <style:style style:name="T472" style:family="text">
      <style:text-properties officeooo:rsid="023bcd1e"/>
    </style:style>
    <style:style style:name="T473" style:family="text">
      <style:text-properties officeooo:rsid="023c4fa2"/>
    </style:style>
    <style:style style:name="T474" style:family="text">
      <style:text-properties officeooo:rsid="023db551"/>
    </style:style>
    <style:style style:name="T475" style:family="text">
      <style:text-properties fo:color="#800080" fo:font-weight="bold" officeooo:rsid="02687705" fo:background-color="transparent" loext:char-shading-value="0" style:font-weight-asian="bold" style:font-weight-complex="bold"/>
    </style:style>
    <style:style style:name="T476" style:family="text">
      <style:text-properties officeooo:rsid="027283d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<text:span text:style-name="T392">Linux re-installation file </text:span><text:span text:style-name="T393">d</text:span><text:span text:style-name="T391">ocumentation</text:span></text:p>
      <text:p text:style-name="P139">The official script documentation</text:p>
      <text:p text:style-name="P137"/>
      <text:p text:style-name="P34"/>
      <text:p text:style-name="P76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"><text:a xlink:type="simple" xlink:href="#__RefHeading___Toc12305_1829686736" text:style-name="Index_20_Link" text:visited-style-name="Index_20_Link">1: Script description<text:tab/>1</text:a></text:p>
          <text:p text:style-name="P2"><text:a xlink:type="simple" xlink:href="#__RefHeading___Toc12307_1829686736" text:style-name="Index_20_Link" text:visited-style-name="Index_20_Link">1.1: Global description<text:tab/>1</text:a></text:p>
          <text:p text:style-name="P2"><text:a xlink:type="simple" xlink:href="#__RefHeading___Toc6950_2768122787" text:style-name="Index_20_Link" text:visited-style-name="Index_20_Link">1.2 : Shell interpreter and path<text:tab/>2</text:a></text:p>
          <text:p text:style-name="P3"><text:a xlink:type="simple" xlink:href="#__RefHeading___Toc6111_2225949255" text:style-name="Index_20_Link" text:visited-style-name="Index_20_Link">1.2.1 : Interpreter<text:tab/>2</text:a></text:p>
          <text:p text:style-name="P3"><text:a xlink:type="simple" xlink:href="#__RefHeading___Toc9961_3945560834" text:style-name="Index_20_Link" text:visited-style-name="Index_20_Link">1.2.2: Other shells compatibility<text:tab/>3</text:a></text:p>
          <text:p text:style-name="P1"><text:a xlink:type="simple" xlink:href="#__RefHeading___Toc9963_3945560834" text:style-name="Index_20_Link" text:visited-style-name="Index_20_Link">2: Features<text:tab/>3</text:a></text:p>
          <text:p text:style-name="P1"><text:a xlink:type="simple" xlink:href="#__RefHeading___Toc10007_3945560834" text:style-name="Index_20_Link" text:visited-style-name="Index_20_Link">3: Organization<text:tab/>4</text:a></text:p>
          <text:p text:style-name="P2"><text:a xlink:type="simple" xlink:href="#__RefHeading___Toc10009_3945560834" text:style-name="Index_20_Link" text:visited-style-name="Index_20_Link">3.1: Description of the variables<text:tab/>4</text:a></text:p>
          <text:p text:style-name="P3"><text:a xlink:type="simple" xlink:href="#__RefHeading___Toc10011_3945560834" text:style-name="Index_20_Link" text:visited-style-name="Index_20_Link">3.1.1: Arguments variables<text:tab/>4</text:a></text:p>
          <text:p text:style-name="P4"><text:a xlink:type="simple" xlink:href="#__RefHeading___Toc10013_3945560834" text:style-name="Index_20_Link" text:visited-style-name="Index_20_Link">ARG_USERNAME<text:tab/>4</text:a></text:p>
          <text:p text:style-name="P4"><text:a xlink:type="simple" xlink:href="#__RefHeading___Toc10015_3945560834" text:style-name="Index_20_Link" text:visited-style-name="Index_20_Link">ARG_</text:a><text:a xlink:type="simple" xlink:href="#__RefHeading___Toc10015_3945560834" text:style-name="Index_20_Link" text:visited-style-name="Index_20_Link">DEBUG</text:a><text:a xlink:type="simple" xlink:href="#__RefHeading___Toc10015_3945560834" text:style-name="Index_20_Link" text:visited-style-name="Index_20_Link"><text:tab/>4</text:a></text:p>
          <text:p text:style-name="P3"><text:a xlink:type="simple" xlink:href="#__RefHeading___Toc10017_3945560834" text:style-name="Index_20_Link" text:visited-style-name="Index_20_Link">3.1.2: Color encoding variables<text:tab/>5</text:a></text:p>
          <text:p text:style-name="P4"><text:a xlink:type="simple" xlink:href="#__RefHeading___Toc10019_3945560834" text:style-name="Index_20_Link" text:visited-style-name="Index_20_Link">COL_BLUE | CYAN | GREEN | RED | YELLOW<text:tab/>5</text:a></text:p>
          <text:p text:style-name="P4"><text:a xlink:type="simple" xlink:href="#__RefHeading___Toc10021_3945560834" text:style-name="Index_20_Link" text:visited-style-name="Index_20_Link">COL_</text:a><text:a xlink:type="simple" xlink:href="#__RefHeading___Toc10021_3945560834" text:style-name="Index_20_Link" text:visited-style-name="Index_20_Link">RESET</text:a><text:a xlink:type="simple" xlink:href="#__RefHeading___Toc10021_3945560834" text:style-name="Index_20_Link" text:visited-style-name="Index_20_Link"><text:tab/>5</text:a></text:p>
          <text:p text:style-name="P3"><text:a xlink:type="simple" xlink:href="#__RefHeading___Toc10040_3945560834" text:style-name="Index_20_Link" text:visited-style-name="Index_20_Link">3.1.3: Date variables<text:tab/>5</text:a></text:p>
          <text:p text:style-name="P4"><text:a xlink:type="simple" xlink:href="#__RefHeading___Toc10042_3945560834" text:style-name="Index_20_Link" text:visited-style-name="Index_20_Link">DATE_TIME<text:tab/>5</text:a></text:p>
          <text:p text:style-name="P4"><text:a xlink:type="simple" xlink:href="#__RefHeading___Toc10044_3945560834" text:style-name="Index_20_Link" text:visited-style-name="Index_20_Link">DIR_HOMEDIR<text:tab/>5</text:a></text:p>
          <text:p text:style-name="P4"><text:a xlink:type="simple" xlink:href="#__RefHeading___Toc10046_3945560834" text:style-name="Index_20_Link" text:visited-style-name="Index_20_Link">D</text:a><text:a xlink:type="simple" xlink:href="#__RefHeading___Toc10046_3945560834" text:style-name="Index_20_Link" text:visited-style-name="Index_20_Link">IR_TMP_NAME</text:a><text:a xlink:type="simple" xlink:href="#__RefHeading___Toc10046_3945560834" text:style-name="Index_20_Link" text:visited-style-name="Index_20_Link"><text:tab/>6</text:a></text:p>
        </text:index-body>
      </text:table-of-content>
      <text:p text:style-name="P29"/>
      <text:p text:style-name="P136"/>
      <text:p text:style-name="P68"/>
      <text:p text:style-name="P37"><text:span text:style-name="T16">D</text:span><text:span text:style-name="T17">ocumentation’</text:span><text:span text:style-name="T16">s color scheme</text:span>:</text:p>
      <text:list xml:id="list2061262522" text:style-name="L1">
        <text:list-item>
          <text:p text:style-name="P107"><text:span text:style-name="T18">Red</text:span><text:span text:style-name="T19"><text:tab/><text:tab/>:<text:tab/></text:span><text:span text:style-name="T20">Main title</text:span></text:p>
        </text:list-item>
        <text:list-item>
          <text:p text:style-name="P107"><text:span text:style-name="T21">Green</text:span><text:span text:style-name="T22"><text:tab/><text:tab/>:<text:tab/></text:span><text:span text:style-name="T23">First level titles</text:span></text:p>
        </text:list-item>
        <text:list-item>
          <text:p text:style-name="P107"><text:span text:style-name="T24">Bl</text:span><text:span text:style-name="T25">ue</text:span><text:span text:style-name="T24"><text:tab/><text:tab/>:<text:tab/></text:span><text:span text:style-name="T26">Second level titles</text:span></text:p>
        </text:list-item>
        <text:list-item>
          <text:p text:style-name="P27">Orange<text:tab/>:<text:tab/><text:span text:style-name="T27">V</text:span><text:span text:style-name="T28">ariable </text:span><text:span text:style-name="T27">names</text:span></text:p>
        </text:list-item>
        <text:list-item>
          <text:p text:style-name="P107"><text:span text:style-name="T83">Indigo</text:span><text:span text:style-name="T84"><text:tab/><text:tab/>:<text:tab/></text:span><text:span text:style-name="T85">Reusable functions names</text:span></text:p>
        </text:list-item>
        <text:list-item>
          <text:p text:style-name="P107"><text:span text:style-name="T80">Purple</text:span><text:span text:style-name="T81"><text:tab/><text:tab/>:<text:tab/></text:span><text:span text:style-name="T82">Single usage function names</text:span></text:p>
        </text:list-item>
        <text:list-item>
          <text:p text:style-name="P107"><text:span text:style-name="T36">Dark </text:span><text:span text:style-name="T37">Grey</text:span><text:span text:style-name="T38"> 1</text:span><text:span text:style-name="T39"><text:tab/>:<text:tab/></text:span><text:span text:style-name="T40">C</text:span><text:span text:style-name="T41">ommand</text:span><text:span text:style-name="T40">s names</text:span></text:p>
        </text:list-item>
        <text:list-item>
          <text:p text:style-name="P107"><text:span text:style-name="T10">Lime<text:tab/></text:span><text:span text:style-name="T11"><text:tab/>:<text:tab/></text:span><text:span text:style-name="T12">Paths | </text:span><text:span text:style-name="T11">Chemin</text:span><text:span text:style-name="T13">s (arborescence de fichiers)</text:span></text:p>
        </text:list-item>
        <text:list-item>
          <text:p text:style-name="P28"><text:span text:style-name="T139">B</text:span><text:span text:style-name="T97">ri</text:span><text:span text:style-name="T140">ck</text:span><text:span text:style-name="T97"><text:tab/><text:tab/>:<text:tab/></text:span><text:span text:style-name="T141">Loops and statements</text:span></text:p>
        </text:list-item>
      </text:list>
      <text:p text:style-name="P136"/>
      <text:p text:style-name="P62"/>
      <text:h text:style-name="P7" text:outline-level="1"><text:bookmark-start text:name="__RefHeading___Toc12305_1829686736"/>1: <text:span text:style-name="T42">S</text:span>cript <text:span text:style-name="T42">description</text:span><text:bookmark-end text:name="__RefHeading___Toc12305_1829686736"/></text:h>
      <text:h text:style-name="P9" text:outline-level="2"><text:bookmark-start text:name="__RefHeading___Toc12307_1829686736"/>1.1<text:span text:style-name="T43">:</text:span> <text:span text:style-name="T44">G</text:span>lobal <text:span text:style-name="T44">d</text:span>escription<text:bookmark-end text:name="__RefHeading___Toc12307_1829686736"/></text:h>
      <text:p text:style-name="Standard">This script was written in order to help you (re)installing your programs after a (re)installation of a Linux distribution on your computer.</text:p>
      <text:p text:style-name="Standard"><text:soft-page-break/></text:p>
      <text:p text:style-name="Standard">It’s programmed in UNIX Shell (and precisely by using the Bash Shell syntax), which, like Batch (on Windows) and AppleScript (on OS X), is a high level scripting language which allows to manipulate operating system features like system calls, commands, environment variables, executing software execution files, and more.</text:p>
      <text:p text:style-name="P53"/>
      <text:h text:style-name="P9" text:outline-level="2"><text:bookmark-start text:name="__RefHeading___Toc6950_2768122787"/>1.2 : <text:span text:style-name="T45">Shell interpret</text:span><text:span text:style-name="T46">e</text:span><text:span text:style-name="T45">r and path</text:span><text:bookmark-end text:name="__RefHeading___Toc6950_2768122787"/></text:h>
      <text:h text:style-name="P12" text:outline-level="3"><text:bookmark-start text:name="__RefHeading___Toc6111_2225949255"/>1.2.1 : Interpr<text:span text:style-name="T47">e</text:span>t<text:span text:style-name="T48">er</text:span><text:bookmark-end text:name="__RefHeading___Toc6111_2225949255"/></text:h>
      <text:p text:style-name="P54">Unlike C, C++, Haskell, Goland or OCaml, Shell files are not <text:span text:style-name="T49">compiled. Instead, they are read and interpreted by a </text:span><text:span text:style-name="T50">specific program, </text:span><text:span text:style-name="T51">like Python </text:span><text:span text:style-name="T52">or web lang</text:span><text:span text:style-name="T53">u</text:span><text:span text:style-name="T52">ages such as HTML, CSS, PHP and JavaScript </text:span><text:span text:style-name="T50">: an</text:span><text:span text:style-name="T54"> interpreter.</text:span></text:p>
      <text:p text:style-name="P53"/>
      <text:p text:style-name="P55">The <text:span text:style-name="T55">Shell</text:span> interpreter <text:span text:style-name="T55">chosen to develop this script is the Bash, which is b</text:span><text:span text:style-name="T56">y far the most used </text:span><text:span text:style-name="T57">Shell interpret</text:span><text:span text:style-name="T58">e</text:span><text:span text:style-name="T57">r </text:span><text:span text:style-name="T59">on Linux and other UNIX systems. </text:span><text:span text:style-name="T87">It </text:span><text:span text:style-name="T88">i</text:span><text:span text:style-name="T87">s called by</text:span><text:span text:style-name="T86"> the shebang (see the note below) </text:span><text:span text:style-name="T60">at the beginning of the script.</text:span><text:span text:style-name="T61"> </text:span></text:p>
      <text:p text:style-name="P56"/>
      <text:p text:style-name="P57">The <text:span text:style-name="T62">shebang</text:span> (or <text:span text:style-name="T62">shabang</text:span>) is a text header file (represented by th<text:span text:style-name="T75">e</text:span>se <text:span text:style-name="T75">two characters → </text:span><text:span text:style-name="T63">#!</text:span>) <text:span text:style-name="T76">telling to the operating system that </text:span><text:span text:style-name="T77">this file is not a binary file, but a text script file to execute </text:span><text:span text:style-name="T78">with an interpreter (</text:span><text:span text:style-name="T89">MariaDB, MySQL, </text:span><text:span text:style-name="T78">Perl, Python, Shell</text:span><text:span text:style-name="T79">).</text:span></text:p>
      <text:p text:style-name="P57"/>
      <text:p text:style-name="P108"><text:span text:style-name="T98">Adding a shebang is not mandatory, but as said before, </text:span><text:span text:style-name="T99">you will have to indicate </text:span><text:span text:style-name="T100">which</text:span><text:span text:style-name="T99"> interpreter </text:span><text:span text:style-name="T101">using to execute the file.</text:span></text:p>
      <text:p text:style-name="P108"><text:span text:style-name="T101"/></text:p>
      <text:p text:style-name="P109"><text:span text:style-name="T101">I</text:span><text:span text:style-name="T102">t means that the </text:span><text:span text:style-name="T103">Shell interpreter </text:span><text:span text:style-name="T104">chosen in </text:span><text:span text:style-name="T105">the shebang at the beginning of</text:span><text:span text:style-name="T104"> a file is </text:span><text:span text:style-name="T106">totally independent </text:span><text:span text:style-name="T107">of the currently used Shell interpreter on your </text:span><text:span text:style-name="T108">terminal. </text:span><text:span text:style-name="T109">However, </text:span><text:span text:style-name="T110">the </text:span><text:span text:style-name="T111">interpreter </text:span><text:span text:style-name="T112">pointed by the shebang must be installed on </text:span><text:span text:style-name="T113">the user’s</text:span><text:span text:style-name="T112"> system.</text:span></text:p>
      <text:p text:style-name="P109"><text:span text:style-name="T112"/></text:p>
      <text:p text:style-name="P71"><text:span text:style-name="T112">F</text:span><text:span text:style-name="T97">or example, if KSH is running on your terminal, you can </text:span><text:span text:style-name="T114">execute a Shell file </text:span><text:span text:style-name="T115">which its shebangs points towards </text:span><text:span text:style-name="T116">the Bash interpreter without having to </text:span><text:span text:style-name="T117">switch from KSH to Bash, </text:span><text:span text:style-name="T118">nor </text:span><text:span text:style-name="T119">to call the </text:span><text:span text:style-name="T120">Bash interpreter before </text:span><text:span text:style-name="T121">executing the script.</text:span></text:p>
      <text:p text:style-name="P71"><text:span text:style-name="T121"/></text:p>
      <text:p text:style-name="P72"><text:span text:style-name="T121">F</text:span><text:span text:style-name="T97">or example, </text:span><text:span text:style-name="T122">to execute a Bash file without </text:span><text:span text:style-name="T123">shebang, </text:span><text:span text:style-name="T124">you will have </text:span><text:span text:style-name="T125">to call the command </text:span><text:span text:style-name="T30">bash</text:span><text:span text:style-name="T125">, followed by the script’s name.</text:span></text:p>
      <text:p text:style-name="P58"/>
      <text:p text:style-name="P73"><text:span text:style-name="T101">W</text:span><text:span text:style-name="T97">hat follows directly the shebang is the path of the interpreter’s binary </text:span><text:span text:style-name="T126">file from the root directory. </text:span><text:span text:style-name="T127">This file is generally located in the </text:span><text:span text:style-name="T128">following</text:span><text:span text:style-name="T127"> </text:span><text:span text:style-name="T129">folder</text:span><text:span text:style-name="T130">s</text:span><text:span text:style-name="T129">.</text:span></text:p>
      <text:p text:style-name="P59"/>
      <text:p text:style-name="P73"><text:span text:style-name="T4">/</text:span><text:span text:style-name="T5">bin </text:span><text:span text:style-name="T131">: System executable files.</text:span></text:p>
      <text:p text:style-name="P60"/>
      <text:p text:style-name="P73"><text:span text:style-name="T5">/</text:span><text:span text:style-name="T6">usr/bin </text:span><text:span text:style-name="T132">: </text:span><text:span text:style-name="T133">Software executable files (from Firefox, LibreOffice, Discord) </text:span><text:span text:style-name="T134">managed by the user’s Linux distribution.</text:span></text:p>
      <text:p text:style-name="P73"><text:span text:style-name="T134"/></text:p>
      <text:p text:style-name="P74"><text:span text:style-name="T135">T</text:span><text:span text:style-name="T97">he re-installation script’s </text:span><text:span text:style-name="T136">shebang points towards Bash according to the following </text:span><text:span text:style-name="T137">syntax:</text:span></text:p>
      <text:p text:style-name="P35">#!<text:span text:style-name="T1">/</text:span><text:span text:style-name="T2">usr</text:span><text:span text:style-name="T1">/bin/</text:span><text:span text:style-name="T2">env <text:s/></text:span><text:span text:style-name="T96">bash</text:span></text:p>
      <text:p text:style-name="P69"/>
      <text:p text:style-name="P61">Usually, <text:span text:style-name="T90">a shebang pointing towards Bash </text:span><text:span text:style-name="T91">looks like this:</text:span></text:p>
      <text:p text:style-name="P36">#!<text:span text:style-name="T1">/bin/bash</text:span></text:p>
      <text:p text:style-name="P70"/>
      <text:p text:style-name="P110"><text:span text:style-name="T142">However, </text:span><text:span text:style-name="T143">for </text:span><text:span text:style-name="T144">reasons of </text:span><text:span text:style-name="T145">targeting</text:span><text:span text:style-name="T144"> other UNIX systems </text:span><text:span text:style-name="T146">(</text:span><text:span text:style-name="T147">it’s still on project, </text:span><text:span text:style-name="T148">I’m still not sure </text:span><text:span text:style-name="T149">about this, </text:span><text:span text:style-name="T150">even thought Mac OS or BSD are serious targets</text:span><text:span text:style-name="T146">)</text:span><text:span text:style-name="T144">, </text:span><text:span text:style-name="T151">the shebangs points towards </text:span><text:span text:style-name="T152">a command named </text:span><text:span text:style-name="T95">env</text:span><text:span text:style-name="T152"> </text:span><text:span text:style-name="T153">(</text:span><text:span text:style-name="T154">localized into the </text:span><text:span text:style-name="T7">/usr/bin</text:span><text:span text:style-name="T154"> </text:span><text:span text:style-name="T155">folder</text:span><text:span text:style-name="T154">, </text:span><text:span text:style-name="T156">whatever the </text:span><text:span text:style-name="T157">UNIX operating system</text:span><text:span text:style-name="T153">)</text:span><text:span text:style-name="T152"> </text:span><text:span text:style-name="T153">by </text:span><text:span text:style-name="T138">passing the </text:span><text:span text:style-name="T93">bash</text:span><text:span text:style-name="T138"> command as argument.</text:span></text:p>
      <text:p text:style-name="P110"><text:span text:style-name="T138"/></text:p>
      <text:p text:style-name="P75"><text:soft-page-break/>Here, <text:span text:style-name="T213">this command search</text:span><text:span text:style-name="T216">es</text:span><text:span text:style-name="T213"> </text:span><text:span text:style-name="T214">the </text:span><text:span text:style-name="T93">bash</text:span><text:span text:style-name="T214"> </text:span><text:span text:style-name="T215">command </text:span><text:span text:style-name="T217">in the </text:span><text:span text:style-name="T219">PATH</text:span><text:span text:style-name="T217"> environment variable, </text:span><text:span text:style-name="T220">which is useful, </text:span><text:span text:style-name="T221">because unlike </text:span><text:span text:style-name="T222">the </text:span><text:span text:style-name="T94">env</text:span><text:span text:style-name="T222"> </text:span><text:span text:style-name="T223">command path, </text:span><text:span text:style-name="T224">which is standardized, </text:span><text:span text:style-name="T225">the path of an interpreter </text:span><text:span text:style-name="T226">can </text:span><text:span text:style-name="T227">change </text:span><text:span text:style-name="T228">according to the targeted UNIX </text:span><text:span text:style-name="T229">system.</text:span></text:p>
      <text:p text:style-name="P75"/>
      <text:h text:style-name="P13" text:outline-level="3"><text:bookmark-start text:name="__RefHeading___Toc9961_3945560834"/><text:span text:style-name="T230">1.2.2: </text:span><text:span text:style-name="T394">Other shells compatibility</text:span><text:bookmark-end text:name="__RefHeading___Toc9961_3945560834"/></text:h>
      <text:p text:style-name="P114"><text:span text:style-name="T231">T</text:span>he script isn’t compatible with <text:span text:style-name="T232">oth</text:span><text:span text:style-name="T233">er </text:span><text:span text:style-name="T235">interpreters</text:span><text:span text:style-name="T231"> (</text:span><text:span text:style-name="T92">sh</text:span><text:span text:style-name="T231">, </text:span><text:span text:style-name="T92">ksh</text:span><text:span text:style-name="T231">, </text:span><text:span text:style-name="T92">zsh</text:span><text:span text:style-name="T231">, </text:span><text:span text:style-name="T92">csh</text:span><text:span text:style-name="T231">, </text:span><text:span text:style-name="T92">tcsh</text:span><text:span text:style-name="T231">), </text:span><text:span text:style-name="T234">because </text:span><text:span text:style-name="T236">except the </text:span><text:span text:style-name="T237">Bash specific commands, </text:span><text:span text:style-name="T238">only the </text:span><text:span text:style-name="T239">standard </text:span><text:span text:style-name="T240">commands (</text:span><text:span text:style-name="T32">apt</text:span><text:span text:style-name="T253">, </text:span><text:span text:style-name="T32">cp</text:span><text:span text:style-name="T253">, </text:span><text:span text:style-name="T32">mkdir</text:span><text:span text:style-name="T253">, </text:span><text:span text:style-name="T32">touch</text:span><text:span text:style-name="T253">, etc...</text:span><text:span text:style-name="T240">) will be interpreted correctly with other interpreters, </text:span><text:span text:style-name="T241">unlike </text:span><text:span text:style-name="T242">the text decoration </text:span><text:span text:style-name="T243">functions, </text:span><text:span text:style-name="T244">which can be incorrectly interpreted.</text:span></text:p>
      <text:p text:style-name="P114"/>
      <text:p text:style-name="P115">The Bash <text:span text:style-name="T245">specific commands (like </text:span><text:span text:style-name="T33">command</text:span><text:span text:style-name="T245">) </text:span><text:span text:style-name="T246">won’t be interpreted at all.</text:span></text:p>
      <text:p text:style-name="P115"/>
      <text:p text:style-name="P116">If you wish to consult <text:span text:style-name="T247">the </text:span><text:span text:style-name="T248">list of </text:span><text:span text:style-name="T249">the already</text:span><text:span text:style-name="T248"> installed interpreters on your system, </text:span><text:span text:style-name="T250">type the command </text:span><text:span text:style-name="T64">« </text:span><text:span text:style-name="T34">cat</text:span><text:span text:style-name="T64"> </text:span><text:span text:style-name="T3">/etc/shells</text:span><text:span text:style-name="T64"> »</text:span><text:span text:style-name="T250"> </text:span><text:span text:style-name="T251">in </text:span><text:span text:style-name="T252">your terminal.</text:span></text:p>
      <text:p text:style-name="P116"/>
      <text:p text:style-name="P117"><text:span text:style-name="T252">I</text:span>f you’re searching for a <text:span text:style-name="T254">Shell interpreter </text:span><text:span text:style-name="T255">in particular</text:span><text:span text:style-name="T254">, </text:span><text:span text:style-name="T256">type </text:span><text:span text:style-name="T257">in your terminal </text:span><text:span text:style-name="T256">the command:</text:span></text:p>
      <text:p text:style-name="P112"><text:span text:style-name="T29">which</text:span> <text:span text:style-name="T258">interpreter_name</text:span></text:p>
      <text:p text:style-name="P118"/>
      <text:p text:style-name="P119">Or, <text:span text:style-name="T259">if you wish </text:span><text:span text:style-name="T65">AND</text:span><text:span text:style-name="T259"> you’re using the Bash Shell:</text:span></text:p>
      <text:p text:style-name="P113"><text:span text:style-name="T29">command -v</text:span> interpreter_name</text:p>
      <text:p text:style-name="P120"/>
      <text:p text:style-name="P121">To <text:span text:style-name="T260">explore the list of the folders </text:span><text:span text:style-name="T261">used as </text:span><text:span text:style-name="T262">commands and executable files path, </text:span><text:span text:style-name="T263">type the command </text:span><text:span text:style-name="T66">« </text:span><text:span text:style-name="T35">echo</text:span><text:span text:style-name="T66"> </text:span><text:span text:style-name="T67">$</text:span><text:span text:style-name="T218">PATH </text:span><text:span text:style-name="T264">»</text:span><text:span text:style-name="T266"> </text:span><text:span text:style-name="T267">in your terminal. </text:span><text:span text:style-name="T268">This environment variable </text:span><text:span text:style-name="T269">looks </text:span><text:span text:style-name="T270">the </text:span><text:span text:style-name="T269">paths </text:span><text:span text:style-name="T272">of the folders</text:span><text:span text:style-name="T269"> </text:span><text:span text:style-name="T271">containing </text:span><text:span text:style-name="T273">the executable files that you’ll </text:span><text:span text:style-name="T274">call </text:span><text:span text:style-name="T275">via your terminal </text:span><text:span text:style-name="T276">or the </text:span><text:span text:style-name="T277">UI </text:span><text:span text:style-name="T279">files </text:span><text:span text:style-name="T278">searching tools.</text:span></text:p>
      <text:p text:style-name="P121"><text:span text:style-name="T278"/></text:p>
      <text:p text:style-name="P122"><text:span text:style-name="T278">W</text:span><text:span text:style-name="T265">hen you type a command, your terminal or your graphical searching tool </text:span><text:span text:style-name="T280">will </text:span><text:span text:style-name="T281">explore </text:span><text:span text:style-name="T282">all the paths listed in the </text:span><text:span text:style-name="T360">PATH</text:span><text:span text:style-name="T283"> variable </text:span><text:span text:style-name="T284">to find the executable file </text:span><text:span text:style-name="T285">matching the name</text:span><text:span text:style-name="T283">.</text:span></text:p>
      <text:p text:style-name="P122"><text:span text:style-name="T283"/></text:p>
      <text:p text:style-name="P123"><text:span text:style-name="T283">I</text:span><text:span text:style-name="T265">f you wish to execute a </text:span><text:span text:style-name="T286">Shell script file </text:span><text:span text:style-name="T289">from</text:span><text:span text:style-name="T287"> </text:span><text:span text:style-name="T288">any folder </text:span><text:span text:style-name="T290">in </text:span><text:span text:style-name="T291">a</text:span><text:span text:style-name="T290"> command line interface</text:span><text:span text:style-name="T288">, </text:span><text:span text:style-name="T292">you will have to </text:span><text:span text:style-name="T293">move the file into one of the folders </text:span><text:span text:style-name="T294">listed by the </text:span><text:span text:style-name="T361">PATH</text:span><text:span text:style-name="T294"> variable.</text:span></text:p>
      <text:p text:style-name="P63"><text:span text:style-name="T294"/></text:p>
      <text:p text:style-name="P64"><text:span text:style-name="T294">I</text:span><text:span text:style-name="T265">t’s </text:span><text:span text:style-name="T295">strongly advised to place the</text:span><text:span text:style-name="T296">m in the </text:span><text:span text:style-name="T297">following paths:</text:span></text:p>
      <text:p text:style-name="P30"><text:span text:style-name="T369">/</text:span><text:span text:style-name="T370">usr/</text:span><text:span text:style-name="T371">local</text:span><text:span text:style-name="T370">/bin/</text:span></text:p>
      <text:p text:style-name="P64"><text:span text:style-name="T297"/></text:p>
      <text:p text:style-name="P65"><text:span text:style-name="T298">To, o</text:span><text:span text:style-name="T265">r</text:span></text:p>
      <text:p text:style-name="P31"><text:span text:style-name="T371">~/.</text:span>local/bin</text:p>
      <text:p text:style-name="P66"><text:span text:style-name="T265"/></text:p>
      <text:p text:style-name="P67"><text:span text:style-name="T265">To </text:span></text:p>
      <text:p text:style-name="P67"><text:span text:style-name="T265"/></text:p>
      <text:h text:style-name="P6" text:outline-level="1"><text:bookmark-start text:name="__RefHeading___Toc9963_3945560834"/>2: Features<text:bookmark-end text:name="__RefHeading___Toc9963_3945560834"/></text:h>
      <text:p text:style-name="P124"><text:span text:style-name="T395">F</text:span>eatures include, among others:</text:p>
      <text:list xml:id="list3156905362" text:style-name="L3">
        <text:list-item>
          <text:p text:style-name="P132">A compatibility extended to the following package managers:</text:p>
          <text:list>
            <text:list-item>
              <text:p text:style-name="P126">APT (Debian, <text:span text:style-name="T396">Ubuntu, </text:span><text:span text:style-name="T397">Linux Mint, </text:span><text:span text:style-name="T398">K</text:span><text:span text:style-name="T399">a</text:span><text:span text:style-name="T398">li</text:span>)<text:tab/>→<text:span text:style-name="T400"> Total support</text:span></text:p>
            </text:list-item>
            <text:list-item>
              <text:p text:style-name="P127">DNF (RHEL, <text:span text:style-name="T401">Fedora, </text:span><text:span text:style-name="T402">CentOS, Mageia</text:span>)<text:tab/>→<text:span text:style-name="T403"> Partial support (</text:span><text:span text:style-name="T404">temporarily</text:span><text:span text:style-name="T403">)</text:span></text:p>
            </text:list-item>
            <text:list-item>
              <text:p text:style-name="P128">Pacman (Arch Linux, Manjaro)<text:tab/><text:tab/>→ <text:span text:style-name="T405">Partial support (temporarily)</text:span></text:p>
            </text:list-item>
          </text:list>
        </text:list-item>
      </text:list>
      <text:p text:style-name="P125"/>
      <text:list xml:id="list192342302422017" text:continue-numbering="true" text:style-name="L3">
        <text:list-item>
          <text:p text:style-name="P133">A packages update, if it wasn’t done before launching the script <text:span text:style-name="T406">(IMPORTANT), and a</text:span><text:span text:style-name="T407">n obsolete packages cleaning.</text:span></text:p>
        </text:list-item>
        <text:list-item>
          <text:p text:style-name="P134">The installation of <text:span text:style-name="T408">packages from the official </text:span><text:span text:style-name="T409">distribution’</text:span><text:span text:style-name="T410">s </text:span><text:span text:style-name="T411">d</text:span><text:span text:style-name="T410">epositories </text:span><text:span text:style-name="T412">via the distribution’s main package</text:span><text:span text:style-name="T416">s</text:span><text:span text:style-name="T412"> manager (APT, DNF or Pacman)</text:span><text:span text:style-name="T410">.</text:span></text:p>
        </text:list-item>
        <text:list-item>
          <text:p text:style-name="P135"><text:soft-page-break/>The installation of <text:span text:style-name="T413">packages from the </text:span><text:span text:style-name="T414">depositories of secondary </text:span><text:span text:style-name="T415">packages manager </text:span><text:span text:style-name="T416">(</text:span><text:span text:style-name="T417">Snap, etc…</text:span><text:span text:style-name="T416">).</text:span></text:p>
        </text:list-item>
        <text:list-item>
          <text:p text:style-name="P129">The auto-removing <text:span text:style-name="T418">of obsolete packages.</text:span></text:p>
        </text:list-item>
      </text:list>
      <text:p text:style-name="P130"/>
      <text:h text:style-name="P6" text:outline-level="1"><text:bookmark-start text:name="__RefHeading___Toc10007_3945560834"/>3: Organi<text:span text:style-name="T419">z</text:span>ation<text:bookmark-end text:name="__RefHeading___Toc10007_3945560834"/></text:h>
      <text:p text:style-name="P131">The first two parts <text:span text:style-name="T420">will help you to </text:span><text:span text:style-name="T421">complete the script if you wish </text:span><text:span text:style-name="T422">to create your own functions or modify </text:span><text:span text:style-name="T423">the existing functions, whereas </text:span><text:span text:style-name="T424">the third part will help you to </text:span><text:span text:style-name="T425">see where you can add </text:span><text:span text:style-name="T426">your own packages. </text:span><text:span text:style-name="T427">This last part </text:span><text:span text:style-name="T428">has the biggest probability to interest you.</text:span></text:p>
      <text:p text:style-name="P131"/>
      <text:p text:style-name="P33"><text:span text:style-name="T302">The part </text:span><text:span text:style-name="T331">3.1</text:span><text:span text:style-name="T302"> describes the </text:span><text:span text:style-name="T303">content</text:span><text:span text:style-name="T302"> </text:span><text:span text:style-name="T304">and the usage </text:span><text:span text:style-name="T302">of the </text:span><text:span text:style-name="T305">script </text:span><text:span text:style-name="T302">variable</text:span><text:span text:style-name="T305">s, whereas </text:span><text:span text:style-name="T306">the part </text:span><text:span text:style-name="T332">3.2</text:span><text:span text:style-name="T306"> </text:span><text:span text:style-name="T307">describes </text:span><text:span text:style-name="T308">the </text:span><text:span text:style-name="T309">behavior of </text:span><text:span text:style-name="T310">each </text:span><text:span text:style-name="T311">function </text:span><text:span text:style-name="T312">with their parameters and their usage. </text:span><text:span text:style-name="T313">Finally, the part </text:span><text:span text:style-name="T333">3.3</text:span><text:span text:style-name="T313"> </text:span><text:span text:style-name="T314">lists </text:span><text:span text:style-name="T315">the function calls and will help you to </text:span><text:span text:style-name="T316">see where you can </text:span><text:span text:style-name="T317">edit the script to add your own packages.</text:span></text:p>
      <text:p text:style-name="P33"><text:span text:style-name="T317"/></text:p>
      <text:h text:style-name="Heading_20_2" text:outline-level="2"><text:bookmark-start text:name="__RefHeading___Toc10009_3945560834"/>3.1: Description of the variables<text:bookmark-end text:name="__RefHeading___Toc10009_3945560834"/></text:h>
      <text:p text:style-name="P32"><text:span text:style-name="T301">To optimize and </text:span><text:span text:style-name="T318">mak</text:span><text:span text:style-name="T319">e</text:span><text:span text:style-name="T318"> the script cleaner, </text:span><text:span text:style-name="T320">easier to read</text:span><text:span text:style-name="T318"> and </text:span><text:span text:style-name="T321">customize, </text:span><text:span text:style-name="T322">for example, </text:span><text:span text:style-name="T323">concerning the </text:span><text:span text:style-name="T324">displaying colored </text:span><text:span text:style-name="T325">messages </text:span><text:span text:style-name="T326">functions </text:span><text:span text:style-name="T429">Echo*</text:span><text:span text:style-name="T327"> or </text:span><text:span text:style-name="T328">the paths of the folders and </text:span><text:span text:style-name="T329">the</text:span><text:span text:style-name="T328"> files, </text:span><text:span text:style-name="T329">I created <text:s/></text:span><text:span text:style-name="T330">variables.</text:span></text:p>
      <text:p text:style-name="P77"><text:span text:style-name="T299"/></text:p>
      <text:p text:style-name="P23"><text:span text:style-name="T334">T</text:span><text:span text:style-name="T335">he </text:span><text:span text:style-name="T336">principle is easy: instead of </text:span><text:span text:style-name="T337">rewriting </text:span><text:span text:style-name="T338">each</text:span><text:span text:style-name="T337"> </text:span><text:span text:style-name="T339">color code and the </text:span><text:span text:style-name="T340">(chevrons) to</text:span><text:span text:style-name="T341"> </text:span><text:span text:style-name="T342">differentiate</text:span><text:span text:style-name="T341"> </text:span><text:span text:style-name="T343">each text, </text:span><text:span text:style-name="T344">or </text:span><text:span text:style-name="T345">each </text:span><text:span text:style-name="T346">long</text:span><text:span text:style-name="T344"> paths</text:span><text:span text:style-name="T343">, </text:span><text:span text:style-name="T347">the</text:span><text:span text:style-name="T348">ir</text:span><text:span text:style-name="T349"> strings </text:span><text:span text:style-name="T350">are </text:span><text:span text:style-name="T351">registered </text:span><text:span text:style-name="T352">in a single variable with a </text:span><text:span text:style-name="T353">readable,</text:span><text:span text:style-name="T354"> intuitive </text:span><text:span text:style-name="T353">and </text:span><text:span text:style-name="T355">understanding </text:span><text:span text:style-name="T356">name</text:span><text:span text:style-name="T352">. </text:span><text:span text:style-name="T357">Afterwards, it’s possible to </text:span><text:span text:style-name="T358">write the variable’s name </text:span><text:span text:style-name="T359">everywhere it needs to be called.</text:span></text:p>
      <text:p text:style-name="P78"><text:span text:style-name="T300"/></text:p>
      <text:p text:style-name="P24"><text:span text:style-name="T430">For the </text:span><text:span text:style-name="T431">Shell interpreter, it’s like </text:span><text:span text:style-name="T432">if </text:span><text:span text:style-name="T433">the variable’s </text:span><text:span text:style-name="T439">value</text:span><text:span text:style-name="T433"> </text:span><text:span text:style-name="T438">i</text:span><text:span text:style-name="T433">s </text:span><text:span text:style-name="T438">written</text:span><text:span text:style-name="T434"> </text:span><text:span text:style-name="T435">where </text:span><text:span text:style-name="T438">you write the</text:span><text:span text:style-name="T436"> </text:span><text:span text:style-name="T437">variable’s</text:span><text:span text:style-name="T436"> name.</text:span></text:p>
      <text:p text:style-name="P79"/>
      <text:p text:style-name="P25"><text:span text:style-name="T440">The icing on the cake is that </text:span><text:span text:style-name="T441">if you want to </text:span><text:span text:style-name="T442">modify the variable’s value, </text:span><text:span text:style-name="T443">you’ll have to do it at only one place </text:span><text:span text:style-name="T444">(in the beginning of the script, for </text:span><text:span text:style-name="T445">an easier task</text:span><text:span text:style-name="T444">)</text:span><text:span text:style-name="T443">, instead </text:span><text:span text:style-name="T446">of </text:span><text:span text:style-name="T447">doing this at multiple places </text:span><text:span text:style-name="T448">with </text:span><text:span text:style-name="T449">a variable number of</text:span><text:span text:style-name="T448"> </text:span><text:span text:style-name="T450">places </text:span><text:span text:style-name="T451">according to the script </text:span><text:span text:style-name="T452">advancement, and it’s done</text:span><text:span text:style-name="T450">.</text:span></text:p>
      <text:p text:style-name="P25"><text:span text:style-name="T450"/></text:p>
      <text:h text:style-name="P11" text:outline-level="3"><text:bookmark-start text:name="__RefHeading___Toc10011_3945560834"/>3.1.1: Arguments variables<text:bookmark-end text:name="__RefHeading___Toc10011_3945560834"/></text:h>
      <text:h text:style-name="P16" text:outline-level="4"><text:bookmark-start text:name="__RefHeading___Toc10013_3945560834"/><text:span text:style-name="T461">ARG</text:span>_USERNAME<text:bookmark-end text:name="__RefHeading___Toc10013_3945560834"/></text:h>
      <text:p text:style-name="P38">Description:</text:p>
      <text:p text:style-name="P111"><text:span text:style-name="T158">This</text:span><text:span text:style-name="T159"> variable </text:span><text:span text:style-name="T160">keeps in memory the username </text:span><text:span text:style-name="T161">of the user</text:span><text:span text:style-name="T160"> </text:span><text:span text:style-name="T162">who executes </text:span><text:span text:style-name="T163">the script by passing it as </text:span><text:span text:style-name="T164">first argument. </text:span><text:span text:style-name="T68">CALLING THIS ARGUMENT IS MANDATORY !</text:span></text:p>
      <text:p text:style-name="P111"><text:span text:style-name="T165"/></text:p>
      <text:p text:style-name="P46"><text:span text:style-name="T165">U</text:span><text:span text:style-name="T97">sage:</text:span></text:p>
      <text:p text:style-name="P80"><text:span text:style-name="T97">Call this </text:span><text:span text:style-name="T166">variable if you must use a </text:span><text:span text:style-name="T167">command call that </text:span><text:span text:style-name="T175">involves</text:span><text:span text:style-name="T168"> </text:span><text:span text:style-name="T169">the user.</text:span></text:p>
      <text:p text:style-name="P80"><text:span text:style-name="T169"/></text:p>
      <text:h text:style-name="P20" text:outline-level="4"><text:bookmark-start text:name="__RefHeading___Toc10015_3945560834"/><text:span text:style-name="T365">ARG</text:span><text:span text:style-name="T364">_</text:span><text:span text:style-name="T367">DEBUG</text:span><text:bookmark-end text:name="__RefHeading___Toc10015_3945560834"/></text:h>
      <text:p text:style-name="P39">Description:</text:p>
      <text:p text:style-name="P26"><text:span text:style-name="T453">This</text:span><text:span text:style-name="T454"> variable </text:span><text:span text:style-name="T455">keeps in memory a string </text:span><text:span text:style-name="T456">to debug the script. It must be passed as the very last argument, just after the mandatory ones. </text:span><text:span text:style-name="T457">CALLING THIS VARIABLE IS </text:span><text:span text:style-name="T458">OPTIONAL</text:span><text:span text:style-name="T457">, </text:span><text:span text:style-name="T459">BUT </text:span><text:span text:style-name="T460">ITS VALUE MUST MATCH WITH THE “debug” VALUE.</text:span></text:p>
      <text:p text:style-name="P81"><text:span text:style-name="T170"/></text:p>
      <text:p text:style-name="P47"><text:span text:style-name="T170">U</text:span><text:span text:style-name="T97">sage:</text:span></text:p>
      <text:p text:style-name="P82"><text:span text:style-name="T97">Call this variable </text:span><text:span text:style-name="T171">if you must use a command call that </text:span><text:span text:style-name="T173">involve</text:span><text:span text:style-name="T174">s</text:span><text:span text:style-name="T171"> </text:span><text:span text:style-name="T172">a test.</text:span></text:p>
      <text:p text:style-name="P82"><text:span text:style-name="T172"/></text:p>
      <text:h text:style-name="P11" text:outline-level="3"><text:bookmark-start text:name="__RefHeading___Toc10017_3945560834"/><text:soft-page-break/><text:span text:style-name="T172">3.</text:span><text:span text:style-name="T97">1.2: Color </text:span><text:span text:style-name="T176">en</text:span><text:span text:style-name="T97">cod</text:span><text:span text:style-name="T176">ing</text:span><text:span text:style-name="T97"> variables</text:span><text:bookmark-end text:name="__RefHeading___Toc10017_3945560834"/></text:h>
      <text:h text:style-name="P17" text:outline-level="4"><text:bookmark-start text:name="__RefHeading___Toc10019_3945560834"/><text:span text:style-name="T462">COL_BLUE </text:span><text:span text:style-name="T464">|</text:span><text:span text:style-name="T463"> </text:span><text:span text:style-name="T465">CYAN | </text:span><text:span text:style-name="T466">GREEN | </text:span><text:span text:style-name="T467">RED | YELLOW</text:span><text:bookmark-end text:name="__RefHeading___Toc10019_3945560834"/></text:h>
      <text:p text:style-name="P40">Description:</text:p>
      <text:p text:style-name="P84"><text:span text:style-name="T158">Th</text:span><text:span text:style-name="T177">e</text:span><text:span text:style-name="T158">s</text:span><text:span text:style-name="T177">e</text:span><text:span text:style-name="T159"> variable</text:span><text:span text:style-name="T177">s </text:span><text:span text:style-name="T178">define the </text:span><text:span text:style-name="T179">text </text:span><text:span text:style-name="T178">color encoding </text:span><text:span text:style-name="T179">in:</text:span></text:p>
      <text:list xml:id="list3729075352" text:style-name="L4">
        <text:list-item>
          <text:p text:style-name="P89"><text:span text:style-name="T179">D</text:span><text:span text:style-name="T97">eep blue,</text:span></text:p>
        </text:list-item>
        <text:list-item>
          <text:p text:style-name="P91"><text:span text:style-name="T97">cyan blue,</text:span></text:p>
        </text:list-item>
        <text:list-item>
          <text:p text:style-name="P93"><text:span text:style-name="T97">green,</text:span></text:p>
        </text:list-item>
        <text:list-item>
          <text:p text:style-name="P93"><text:span text:style-name="T97">red,</text:span></text:p>
        </text:list-item>
        <text:list-item>
          <text:p text:style-name="P93">yellow.</text:p>
        </text:list-item>
      </text:list>
      <text:p text:style-name="P94"/>
      <text:p text:style-name="P48">Usage:</text:p>
      <text:p text:style-name="P97">Call one of these variables to color a text, <text:span text:style-name="T468">respectively in:</text:span></text:p>
      <text:list xml:id="list4260151780" text:style-name="L5">
        <text:list-item>
          <text:p text:style-name="P90"><text:span text:style-name="T179">D</text:span><text:span text:style-name="T97">eep blue,</text:span></text:p>
        </text:list-item>
        <text:list-item>
          <text:p text:style-name="P92"><text:span text:style-name="T97">cyan blue,</text:span></text:p>
        </text:list-item>
        <text:list-item>
          <text:p text:style-name="P95"><text:span text:style-name="T97">green,</text:span></text:p>
        </text:list-item>
        <text:list-item>
          <text:p text:style-name="P95"><text:span text:style-name="T97">red,</text:span></text:p>
        </text:list-item>
        <text:list-item>
          <text:p text:style-name="P95">yellow.</text:p>
        </text:list-item>
      </text:list>
      <text:p text:style-name="P96"/>
      <text:h text:style-name="P21" text:outline-level="4"><text:bookmark-start text:name="__RefHeading___Toc10021_3945560834"/><text:span text:style-name="T366">COL_</text:span><text:span text:style-name="T368">RESET</text:span><text:bookmark-end text:name="__RefHeading___Toc10021_3945560834"/></text:h>
      <text:p text:style-name="P41">Description:</text:p>
      <text:p text:style-name="P85"><text:span text:style-name="T158">Th</text:span><text:span text:style-name="T180">is </text:span><text:span text:style-name="T181">variable redefines the text display color </text:span><text:span text:style-name="T182">according to </text:span><text:span text:style-name="T183">the </text:span><text:span text:style-name="T184">terminal’s default text </text:span><text:span text:style-name="T183">color </text:span><text:span text:style-name="T185">defined in the </text:span><text:span text:style-name="T186">profile’s settings</text:span><text:span text:style-name="T183">.</text:span></text:p>
      <text:p text:style-name="P85"><text:span text:style-name="T183"/></text:p>
      <text:p text:style-name="P49"><text:span text:style-name="T183">U</text:span><text:span text:style-name="T97">sage:</text:span></text:p>
      <text:p text:style-name="P98"><text:span text:style-name="T97">Call this </text:span><text:span text:style-name="T187">variable to restore </text:span><text:span text:style-name="T188">the </text:span><text:span text:style-name="T189">following </text:span><text:span text:style-name="T190">text’s display color </text:span><text:span text:style-name="T191">according to the terminal profile’s </text:span><text:span text:style-name="T192">settings.</text:span></text:p>
      <text:p text:style-name="P98"><text:span text:style-name="T192"/></text:p>
      <text:h text:style-name="P11" text:outline-level="3"><text:bookmark-start text:name="__RefHeading___Toc10040_3945560834"/><text:span text:style-name="T192">3.</text:span><text:span text:style-name="T97">1.3: Date variables</text:span><text:bookmark-end text:name="__RefHeading___Toc10040_3945560834"/></text:h>
      <text:h text:style-name="P18" text:outline-level="4"><text:bookmark-start text:name="__RefHeading___Toc10042_3945560834"/><text:span text:style-name="T469">DATE_TIME</text:span><text:bookmark-end text:name="__RefHeading___Toc10042_3945560834"/></text:h>
      <text:p text:style-name="P42">Description:</text:p>
      <text:p text:style-name="P86"><text:span text:style-name="T158">Th</text:span><text:span text:style-name="T193">is </text:span><text:span text:style-name="T194">variable </text:span><text:span text:style-name="T195">keeps in memory the call of the </text:span><text:span text:style-name="T31">date</text:span><text:span text:style-name="T195"> command, </text:span><text:span text:style-name="T196">followed by arguments </text:span><text:span text:style-name="T197">registering, respectively:</text:span></text:p>
      <text:list xml:id="list1078747555" text:style-name="L6">
        <text:list-item>
          <text:p text:style-name="P99">the year,</text:p>
        </text:list-item>
        <text:list-item>
          <text:p text:style-name="P99">the month,</text:p>
        </text:list-item>
        <text:list-item>
          <text:p text:style-name="P100">the day,</text:p>
        </text:list-item>
        <text:list-item>
          <text:p text:style-name="P100">the hour,</text:p>
        </text:list-item>
        <text:list-item>
          <text:p text:style-name="P101">the minute,</text:p>
        </text:list-item>
        <text:list-item>
          <text:p text:style-name="P101">the second.</text:p>
        </text:list-item>
      </text:list>
      <text:p text:style-name="P102"/>
      <text:p text:style-name="P50">Usage:</text:p>
      <text:p text:style-name="P103">Call this <text:span text:style-name="T470">variable </text:span><text:span text:style-name="T471">to write the current date and hour </text:span><text:span text:style-name="T473">(</text:span><text:span text:style-name="T474">for example, </text:span><text:span text:style-name="T471">in a </text:span><text:span text:style-name="T472">filename</text:span><text:span text:style-name="T473">)</text:span><text:span text:style-name="T472">.</text:span></text:p>
      <text:p text:style-name="P103"/>
      <text:p text:style-name="P104">3.1.4: Folders variables</text:p>
      <text:h text:style-name="P15" text:outline-level="4"><text:bookmark-start text:name="__RefHeading___Toc10044_3945560834"/><text:span text:style-name="T469">D</text:span>IR_HOMEDIR<text:bookmark-end text:name="__RefHeading___Toc10044_3945560834"/></text:h>
      <text:p text:style-name="P43">Description:</text:p>
      <text:p text:style-name="P87"><text:span text:style-name="T158">Th</text:span><text:span text:style-name="T193">is </text:span><text:span text:style-name="T198">variable </text:span><text:span text:style-name="T199">keeps in memory the </text:span><text:span text:style-name="T200">path of the user’s home folder.</text:span></text:p>
      <text:p text:style-name="P87"><text:span text:style-name="T200"/></text:p>
      <text:p text:style-name="P51"><text:span text:style-name="T200">U</text:span><text:span text:style-name="T97">sage:</text:span></text:p>
      <text:p text:style-name="P105"><text:span text:style-name="T97">Call this variable </text:span><text:span text:style-name="T201">to create, search, modify or delete </text:span><text:span text:style-name="T202">a file or a folder in the </text:span><text:span text:style-name="T203">user’s personnal directory </text:span><text:span text:style-name="T204">or inside one of its sub-folders.</text:span></text:p>
      <text:p text:style-name="P105"><text:span text:style-name="T204"/></text:p>
      <text:h text:style-name="P22" text:outline-level="4"><text:bookmark-start text:name="__RefHeading___Toc10046_3945560834"/><text:soft-page-break/><text:span text:style-name="T362">D</text:span><text:span text:style-name="T363">IR_TMP_NAME</text:span><text:bookmark-end text:name="__RefHeading___Toc10046_3945560834"/></text:h>
      <text:p text:style-name="P44">Description:</text:p>
      <text:p text:style-name="P88"><text:span text:style-name="T158">Th</text:span><text:span text:style-name="T193">is </text:span><text:span text:style-name="T205">variable </text:span><text:span text:style-name="T206">keeps in memory the name of the temporary </text:span><text:span text:style-name="T207">folder </text:span><text:span text:style-name="T69">Linux-reinstall.tmp.d</text:span><text:span text:style-name="T373"> in the </text:span><text:span text:style-name="T8">/</text:span><text:span text:style-name="T9">tmp</text:span><text:span text:style-name="T374"> folder.</text:span></text:p>
      <text:p text:style-name="P88"><text:span text:style-name="T374"/></text:p>
      <text:p text:style-name="P52"><text:span text:style-name="T208">U</text:span><text:span text:style-name="T97">sage:</text:span></text:p>
      <text:p text:style-name="P106"><text:span text:style-name="T372">This variable </text:span><text:span text:style-name="T375">is only used in the script’s initialization </text:span><text:span text:style-name="T376">part to create the temporary directory. </text:span><text:span text:style-name="T377">It </text:span><text:span text:style-name="T378">serves </text:span><text:span text:style-name="T379">to avoid </text:span><text:span text:style-name="T380">changing the </text:span><text:span text:style-name="T381">the parent folder’s name at multiple emplacements, </text:span><text:span text:style-name="T382">in case it has to change.</text:span></text:p>
      <text:p text:style-name="P106"><text:span text:style-name="T382"/></text:p>
      <text:p text:style-name="P106"><text:span text:style-name="T383">Its value is also reassigned </text:span><text:span text:style-name="T384">in the </text:span><text:span text:style-name="T475">CheckArgs</text:span><text:span text:style-name="T384"> function, </text:span><text:span text:style-name="T385">in case the user </text:span><text:span text:style-name="T386">passes the </text:span><text:span text:style-name="T70">“</text:span><text:span text:style-name="T71">debug”</text:span><text:span text:style-name="T387"> value, to avoid </text:span><text:span text:style-name="T388">searching the logs file somewhere else than in the current directory.</text:span></text:p>
      <text:p text:style-name="P106"><text:span text:style-name="T388"/></text:p>
      <text:h text:style-name="P19" text:outline-level="4"><text:span text:style-name="T469">D</text:span><text:span text:style-name="T476">IR_TMP_PARENT</text:span></text:h>
      <text:p text:style-name="P45">Description:</text:p>
      <text:p text:style-name="P83"><text:span text:style-name="T158">Th</text:span><text:span text:style-name="T193">is </text:span><text:span text:style-name="T209">variable </text:span><text:span text:style-name="T210">keeps in memory the</text:span><text:span text:style-name="T72"> </text:span><text:span text:style-name="T73">Linux-reinstall.tmp.d</text:span><text:span text:style-name="T389">’</text:span><text:span text:style-name="T390">s</text:span><text:span text:style-name="T72"> </text:span><text:span text:style-name="T389">parent </text:span><text:span text:style-name="T210">folder’s </text:span><text:span text:style-name="T211">name, </text:span><text:span text:style-name="T212">which is nothing else than the</text:span><text:span text:style-name="T373"> </text:span><text:span text:style-name="T8">/</text:span><text:span text:style-name="T9">tmp</text:span><text:span text:style-name="T374"> folder.</text:span></text:p>
      <text:p text:style-name="P83"><text:span text:style-name="T37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ubuntu" svg:font-family="ubuntu"/>
    <style:font-face style:name="Liberation Sans" svg:font-family="'Liberation Sans'" style:font-family-generic="swiss"/>
    <style:font-face style:name="Lato Thin" svg:font-family="'Lato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Ubuntu" fo:font-family="Ubuntu" style:font-pitch="variable" fo:font-size="10.5pt" fo:font-style="italic" fo:font-weight="bold" officeooo:rsid="065689ed" fo:background-color="transparent" style:font-size-asian="10.5pt" style:font-style-asian="italic" style:font-weight-asian="bold" style:font-size-complex="10.5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06T19:23:41.521590196</dc:date>
    <meta:editing-duration>PT4H41M39S</meta:editing-duration>
    <meta:editing-cycles>597</meta:editing-cycles>
    <meta:document-statistic meta:table-count="0" meta:image-count="0" meta:object-count="0" meta:page-count="6" meta:paragraph-count="146" meta:word-count="1644" meta:character-count="9872" meta:non-whitespace-character-count="8395"/>
  </office:meta>
</office:document-meta>
</file>